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face style:name="新宋体" svg:font-family="新宋体" style:font-family-generic="modern"/>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language-asian="zh" style:country-asian="CN"/>
    </style:style>
    <style:style style:name="P3" style:family="paragraph" style:parent-style-name="Standard">
      <style:paragraph-properties fo:text-align="center" style:justify-single-word="false"/>
    </style:style>
    <style:style style:name="P4" style:family="paragraph" style:parent-style-name="Standard">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P5" style:family="paragraph" style:parent-style-name="Standard">
      <style:paragraph-properties fo:margin-left="0cm" fo:margin-right="0cm" fo:text-align="start" style:justify-single-word="false" fo:text-indent="0.635cm" style:auto-text-indent="false" fo:background-color="#e6e6ff" style:text-autospace="none">
        <style:background-image/>
      </style:paragraph-properties>
    </style:style>
    <style:style style:name="P6" style:family="paragraph" style:parent-style-name="Standard">
      <style:paragraph-properties fo:background-color="#e6e6ff">
        <style:background-image/>
      </style:paragraph-properties>
      <style:text-properties style:font-name="新宋体" fo:font-size="9pt" fo:language="zxx" fo:country="none" style:letter-kerning="true" style:font-name-asian="新宋体" style:font-size-asian="9pt" style:language-asian="zxx" style:country-asian="none" style:font-size-complex="9pt"/>
    </style:style>
    <style:style style:name="P7" style:family="paragraph" style:parent-style-name="Standard">
      <style:paragraph-properties fo:text-align="start" style:justify-single-word="false" fo:background-color="#e6e6ff" style:text-autospace="none">
        <style:background-image/>
      </style:paragraph-properties>
      <style:text-properties style:font-name="新宋体" fo:font-size="9pt" fo:language="zxx" fo:country="none" style:letter-kerning="true" style:font-name-asian="新宋体" style:font-size-asian="9pt" style:language-asian="zxx" style:country-asian="none" style:font-size-complex="9pt"/>
    </style:style>
    <style:style style:name="P8" style:family="paragraph" style:parent-style-name="Standard">
      <style:paragraph-properties fo:text-align="start" style:justify-single-word="false" fo:background-color="#e6e6ff" style:text-autospace="none">
        <style:background-image/>
      </style:paragraph-properties>
    </style:style>
    <style:style style:name="P9" style:family="paragraph" style:parent-style-name="Standard">
      <style:paragraph-properties fo:background-color="#e6e6ff">
        <style:background-image/>
      </style:paragraph-properties>
      <style:text-properties fo:color="#000000" style:font-name="Courier New" fo:font-size="10pt" style:letter-kerning="true" style:font-size-asian="10pt" style:font-name-complex="Courier New" style:font-size-complex="10pt"/>
    </style:style>
    <style:style style:name="P10" style:family="paragraph" style:parent-style-name="Standard">
      <style:paragraph-properties fo:text-align="start" style:justify-single-word="false" fo:background-color="#e6e6ff" style:text-autospace="none">
        <style:background-image/>
      </style:paragraph-properties>
      <style:text-properties fo:color="#000000" style:font-name="Courier New" fo:font-size="10pt" style:letter-kerning="true" style:font-size-asian="10pt" style:font-name-complex="Courier New" style:font-size-complex="10pt"/>
    </style:style>
    <style:style style:name="P11" style:family="paragraph" style:parent-style-name="Standard">
      <style:paragraph-properties fo:text-align="start" style:justify-single-word="false" fo:background-color="#e6e6ff" style:text-autospace="none">
        <style:background-image/>
      </style:paragraph-properties>
      <style:text-properties style:font-name="Courier New" fo:font-size="10pt" style:letter-kerning="true" style:font-size-asian="10pt" style:font-name-complex="Courier New" style:font-size-complex="10pt"/>
    </style:style>
    <style:style style:name="P12" style:family="paragraph" style:parent-style-name="Standard">
      <style:paragraph-properties fo:margin-left="0cm" fo:margin-right="0cm" fo:text-indent="0.741cm" style:auto-text-indent="false"/>
    </style:style>
    <style:style style:name="P13" style:family="paragraph" style:parent-style-name="First_20_line_20_indent">
      <style:text-properties style:language-asian="zh" style:country-asian="CN"/>
    </style:style>
    <style:style style:name="P14" style:family="paragraph" style:parent-style-name="First_20_line_20_indent">
      <style:text-properties fo:color="#800000"/>
    </style:style>
    <style:style style:name="P15" style:family="paragraph" style:parent-style-name="Standard">
      <style:paragraph-properties fo:text-align="justify" style:justify-single-word="false" fo:orphans="0" fo:widows="0" style:writing-mode="lr-tb"/>
      <style:text-properties style:language-asian="zh" style:country-asian="CN"/>
    </style:style>
    <style:style style:name="P16" style:family="paragraph" style:parent-style-name="Standard">
      <style:paragraph-properties fo:text-align="justify" style:justify-single-word="false" fo:orphans="0" fo:widows="0" style:writing-mode="lr-tb"/>
      <style:text-properties style:use-window-font-color="true" fo:language="en" fo:country="US" style:letter-kerning="true" style:language-asian="zh" style:country-asian="CN" style:font-name-complex="Times New Roman"/>
    </style:style>
    <style:style style:name="P17" style:family="paragraph" style:parent-style-name="Standard">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8" style:family="paragraph" style:parent-style-name="Standard">
      <style:paragraph-properties fo:text-align="justify" style:justify-single-word="false" fo:orphans="0" fo:widows="0" style:writing-mode="lr-tb"/>
      <style:text-properties style:use-window-font-color="true" style:font-name="Times New Roman" fo:language="en" fo:country="US" style:letter-kerning="true" style:font-name-asian="宋体" style:language-asian="zh" style:country-asian="CN" style:font-name-complex="Times New Roman" style:language-complex="ar" style:country-complex="SA"/>
    </style:style>
    <style:style style:name="P19" style:family="paragraph" style:parent-style-name="Standard">
      <style:paragraph-properties fo:text-align="justify" style:justify-single-word="false" fo:orphans="0" fo:widows="0" style:writing-mode="lr-tb"/>
    </style:style>
    <style:style style:name="P20" style:family="paragraph" style:parent-style-name="First_20_line_20_indent">
      <style:paragraph-properties fo:text-align="justify" style:justify-single-word="false" fo:orphans="0" fo:widows="0" style:writing-mode="lr-tb"/>
    </style:style>
    <style:style style:name="P21" style:family="paragraph" style:parent-style-name="Standard">
      <style:paragraph-properties fo:margin-left="0cm" fo:margin-right="0cm" fo:text-indent="0cm" style:auto-text-indent="false" fo:background-color="#e6e6e6">
        <style:background-image/>
      </style:paragraph-properties>
    </style:style>
    <style:style style:name="P22" style:family="paragraph" style:parent-style-name="Standard">
      <style:paragraph-properties fo:background-color="#e6e6e6" style:text-autospace="none">
        <style:background-image/>
      </style:paragraph-properties>
      <style:text-properties style:use-window-font-color="true" fo:font-size="9pt" fo:language="zxx" fo:country="none" style:font-size-asian="9pt" style:font-size-complex="9pt"/>
    </style:style>
    <style:style style:name="P23" style:family="paragraph" style:parent-style-name="Standard">
      <style:paragraph-properties fo:background-color="#e6e6e6" style:text-autospace="none">
        <style:background-image/>
      </style:paragraph-properties>
    </style:style>
    <style:style style:name="P24" style:family="paragraph" style:parent-style-name="First_20_line_20_indent">
      <style:paragraph-properties fo:margin-top="0cm" fo:margin-bottom="0.212cm"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P25" style:family="paragraph" style:parent-style-name="First_20_line_20_indent">
      <style:paragraph-properties fo:margin-left="0cm" fo:margin-right="0cm" fo:text-indent="0.6cm" style:auto-text-indent="false"/>
    </style:style>
    <style:style style:name="P26" style:family="paragraph" style:parent-style-name="Standard" style:master-page-name="Standard">
      <style:paragraph-properties fo:text-align="center" style:justify-single-word="false" style:page-number="auto"/>
      <style:text-properties fo:color="#000000" fo:font-size="16pt" fo:font-weight="bold" style:font-size-asian="16pt" style:language-asian="zh" style:country-asian="CN" style:font-weight-asian="bold" style:font-size-complex="16pt" style:font-weight-complex="bold"/>
    </style:style>
    <style:style style:name="P27" style:family="paragraph" style:parent-style-name="Standard">
      <style:text-properties style:language-asian="zh" style:country-asian="CN"/>
    </style:style>
    <style:style style:name="P28" style:family="paragraph" style:parent-style-name="Standard" style:list-style-name="L1">
      <style:text-properties style:language-asian="zh" style:country-asian="CN"/>
    </style:style>
    <style:style style:name="P29" style:family="paragraph" style:parent-style-name="Standard" style:list-style-name="L2">
      <style:text-properties style:language-asian="zh" style:country-asian="CN"/>
    </style:style>
    <style:style style:name="P30" style:family="paragraph" style:parent-style-name="Standard" style:list-style-name="L3">
      <style:text-properties style:language-asian="zh" style:country-asian="CN"/>
    </style:style>
    <style:style style:name="P31" style:family="paragraph" style:parent-style-name="Standard" style:list-style-name="L4">
      <style:text-properties style:language-asian="zh" style:country-asian="CN"/>
    </style:style>
    <style:style style:name="P32" style:family="paragraph" style:parent-style-name="Standard" style:list-style-name="L5">
      <style:text-properties style:language-asian="zh" style:country-asian="CN"/>
    </style:style>
    <style:style style:name="P33" style:family="paragraph" style:parent-style-name="Standard" style:list-style-name="L6">
      <style:text-properties style:language-asian="zh" style:country-asian="CN"/>
    </style:style>
    <style:style style:name="P34" style:family="paragraph" style:parent-style-name="Standard" style:list-style-name="L7">
      <style:text-properties style:language-asian="zh" style:country-asian="CN"/>
    </style:style>
    <style:style style:name="P35" style:family="paragraph" style:parent-style-name="Standard" style:list-style-name="L8">
      <style:text-properties style:language-asian="zh" style:country-asian="CN"/>
    </style:style>
    <style:style style:name="P36" style:family="paragraph" style:parent-style-name="Standard" style:list-style-name="L12">
      <style:text-properties style:language-asian="zh" style:country-asian="CN"/>
    </style:style>
    <style:style style:name="P37" style:family="paragraph" style:parent-style-name="Standard" style:list-style-name="L13">
      <style:text-properties style:language-asian="zh" style:country-asian="CN"/>
    </style:style>
    <style:style style:name="P38" style:family="paragraph" style:parent-style-name="Standard" style:list-style-name="L14">
      <style:text-properties style:language-asian="zh" style:country-asian="CN"/>
    </style:style>
    <style:style style:name="P39" style:family="paragraph" style:parent-style-name="Standard" style:list-style-name="L15">
      <style:text-properties style:language-asian="zh" style:country-asian="CN"/>
    </style:style>
    <style:style style:name="P40" style:family="paragraph" style:parent-style-name="Standard" style:list-style-name="L16">
      <style:paragraph-properties fo:text-align="start" style:justify-single-word="false"/>
      <style:text-properties style:language-asian="zh" style:country-asian="CN"/>
    </style:style>
    <style:style style:name="P41" style:family="paragraph" style:parent-style-name="Standard" style:list-style-name="L17">
      <style:text-properties style:language-asian="zh" style:country-asian="CN"/>
    </style:style>
    <style:style style:name="P42" style:family="paragraph" style:parent-style-name="Standard" style:list-style-name="L21">
      <style:text-properties style:language-asian="zh" style:country-asian="CN"/>
    </style:style>
    <style:style style:name="P43" style:family="paragraph" style:parent-style-name="Standard" style:list-style-name="L22">
      <style:text-properties style:language-asian="zh" style:country-asian="CN"/>
    </style:style>
    <style:style style:name="P44" style:family="paragraph" style:parent-style-name="Standard" style:list-style-name="L23">
      <style:text-properties style:language-asian="zh" style:country-asian="CN"/>
    </style:style>
    <style:style style:name="P45" style:family="paragraph" style:parent-style-name="Standard" style:list-style-name="L24">
      <style:text-properties style:language-asian="zh" style:country-asian="CN"/>
    </style:style>
    <style:style style:name="P46" style:family="paragraph" style:parent-style-name="Standard" style:list-style-name="L25">
      <style:text-properties style:language-asian="zh" style:country-asian="CN"/>
    </style:style>
    <style:style style:name="P47" style:family="paragraph" style:parent-style-name="Standard" style:list-style-name="L26">
      <style:text-properties style:language-asian="zh" style:country-asian="CN"/>
    </style:style>
    <style:style style:name="P48" style:family="paragraph" style:parent-style-name="Standard" style:list-style-name="L28">
      <style:text-properties style:language-asian="zh" style:country-asian="CN"/>
    </style:style>
    <style:style style:name="P49" style:family="paragraph" style:parent-style-name="Standard" style:list-style-name="L29">
      <style:text-properties style:language-asian="zh" style:country-asian="CN"/>
    </style:style>
    <style:style style:name="P50" style:family="paragraph" style:parent-style-name="Standard" style:list-style-name="L30">
      <style:text-properties style:language-asian="zh" style:country-asian="CN"/>
    </style:style>
    <style:style style:name="P51" style:family="paragraph" style:parent-style-name="Standard" style:list-style-name="L31">
      <style:text-properties style:language-asian="zh" style:country-asian="CN"/>
    </style:style>
    <style:style style:name="P52" style:family="paragraph" style:parent-style-name="Standard" style:list-style-name="L32">
      <style:text-properties style:language-asian="zh" style:country-asian="CN"/>
    </style:style>
    <style:style style:name="P53" style:family="paragraph" style:parent-style-name="Standard" style:list-style-name="L5"/>
    <style:style style:name="P54" style:family="paragraph" style:parent-style-name="Standard" style:list-style-name="L6"/>
    <style:style style:name="P55" style:family="paragraph" style:parent-style-name="Standard" style:list-style-name="L8"/>
    <style:style style:name="P56" style:family="paragraph" style:parent-style-name="Standard" style:list-style-name="L20"/>
    <style:style style:name="P57" style:family="paragraph" style:parent-style-name="Standard" style:list-style-name="L21"/>
    <style:style style:name="P58" style:family="paragraph" style:parent-style-name="Standard" style:list-style-name="L22"/>
    <style:style style:name="P59" style:family="paragraph" style:parent-style-name="Standard" style:list-style-name="L24"/>
    <style:style style:name="P60" style:family="paragraph" style:parent-style-name="Standard" style:list-style-name="L28"/>
    <style:style style:name="P61" style:family="paragraph" style:parent-style-name="Standard" style:list-style-name="L9">
      <style:paragraph-properties fo:text-align="justify" style:justify-single-word="false" fo:orphans="0" fo:widows="0" style:writing-mode="lr-tb"/>
      <style:text-properties style:language-asian="zh" style:country-asian="CN"/>
    </style:style>
    <style:style style:name="P62" style:family="paragraph" style:parent-style-name="Standard" style:list-style-name="L10">
      <style:paragraph-properties fo:text-align="justify" style:justify-single-word="false" fo:orphans="0" fo:widows="0" style:writing-mode="lr-tb"/>
      <style:text-properties style:language-asian="zh" style:country-asian="CN"/>
    </style:style>
    <style:style style:name="P63" style:family="paragraph" style:parent-style-name="Standard" style:list-style-name="L9">
      <style:paragraph-properties fo:text-align="justify" style:justify-single-word="false" fo:orphans="0" fo:widows="0" style:writing-mode="lr-tb"/>
    </style:style>
    <style:style style:name="P64" style:family="paragraph" style:parent-style-name="Standard" style:list-style-name="L11">
      <style:paragraph-properties fo:text-align="justify" style:justify-single-word="false" fo:orphans="0" fo:widows="0" style:writing-mode="lr-tb"/>
    </style:style>
    <style:style style:name="P65" style:family="paragraph" style:parent-style-name="Standard" style:list-style-name="L20">
      <style:paragraph-properties fo:text-align="justify" style:justify-single-word="false" fo:orphans="0" fo:widows="0" style:writing-mode="lr-tb"/>
    </style:style>
    <style:style style:name="P66" style:family="paragraph" style:parent-style-name="Standard" style:list-style-name="L27">
      <style:paragraph-properties fo:text-align="justify" style:justify-single-word="false" fo:orphans="0" fo:widows="0" style:writing-mode="lr-tb"/>
    </style:style>
    <style:style style:name="P67" style:family="paragraph" style:parent-style-name="Standard" style:list-style-name="L18">
      <style:paragraph-properties fo:text-align="justify" style:justify-single-word="false" fo:orphans="0" fo:widows="0" style:writing-mode="lr-tb"/>
      <style:text-properties style:use-window-font-color="true" fo:language="en" fo:country="US" style:letter-kerning="true" style:language-asian="zh" style:country-asian="CN" style:font-name-complex="Times New Roman"/>
    </style:style>
    <style:style style:name="P68" style:family="paragraph" style:parent-style-name="Standard" style:list-style-name="L19">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69" style:family="paragraph" style:parent-style-name="Standard" style:list-style-name="L20">
      <style:paragraph-properties fo:text-align="justify" style:justify-single-word="false" fo:orphans="0" fo:widows="0" style:writing-mode="lr-tb"/>
      <style:text-properties style:use-window-font-color="true" style:font-name="Times New Roman" fo:language="en" fo:country="US" style:letter-kerning="true" style:font-name-asian="宋体" style:language-asian="zh" style:country-asian="CN" style:font-name-complex="Times New Roman" style:language-complex="ar" style:country-complex="SA"/>
    </style:style>
    <style:style style:name="P70" style:family="paragraph" style:parent-style-name="Heading_20_1">
      <style:text-properties style:language-asian="zh" style:country-asian="CN"/>
    </style:style>
    <style:style style:name="P71" style:family="paragraph" style:parent-style-name="Heading_20_2">
      <style:text-properties style:language-asian="zh" style:country-asian="CN"/>
    </style:style>
    <style:style style:name="P72" style:family="paragraph" style:parent-style-name="Heading_20_2">
      <style:text-properties style:use-window-font-color="true" style:font-name="Times New Roman" fo:language="en" fo:country="US" style:letter-kerning="true" style:font-name-asian="宋体" style:language-asian="zh" style:country-asian="CN" style:font-name-complex="Times New Roman" style:language-complex="ar" style:country-complex="SA"/>
    </style:style>
    <style:style style:name="P73" style:family="paragraph" style:parent-style-name="Heading_20_2">
      <style:paragraph-properties fo:text-align="justify" style:justify-single-word="false" fo:orphans="0" fo:widows="0" style:writing-mode="lr-tb"/>
    </style:style>
    <style:style style:name="P74" style:family="paragraph" style:parent-style-name="Heading_20_2">
      <style:paragraph-properties fo:text-align="justify" style:justify-single-word="false" fo:orphans="0" fo:widows="0"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75" style:family="paragraph" style:parent-style-name="Heading_20_3">
      <style:paragraph-properties fo:text-align="justify" style:justify-single-word="false" fo:orphans="0" fo:widows="0" style:writing-mode="lr-tb"/>
    </style:style>
    <style:style style:name="P76" style:family="paragraph" style:parent-style-name="Heading_20_3">
      <style:paragraph-properties fo:text-align="justify" style:justify-single-word="false" fo:orphans="0" fo:widows="0" style:writing-mode="lr-tb"/>
      <style:text-properties style:language-asian="zh" style:country-asian="CN"/>
    </style:style>
    <style:style style:name="P77" style:family="paragraph" style:parent-style-name="Heading_20_3">
      <style:paragraph-properties fo:text-align="justify" style:justify-single-word="false" fo:orphans="0" fo:widows="0" style:writing-mode="lr-tb"/>
      <style:text-properties style:use-window-font-color="true" style:font-name="Times New Roman" fo:language="en" fo:country="US" style:letter-kerning="true" style:font-name-asian="宋体" style:language-asian="zh" style:country-asian="CN" style:font-name-complex="Times New Roman" style:language-complex="ar" style:country-complex="SA"/>
    </style:style>
    <style:style style:name="P78" style:family="paragraph" style:parent-style-name="Heading_20_4">
      <style:text-properties style:language-asian="zh" style:country-asian="CN"/>
    </style:style>
    <style:style style:name="T1" style:family="text">
      <style:text-properties style:language-asian="zh" style:country-asian="CN"/>
    </style:style>
    <style:style style:name="T2" style:family="text">
      <style:text-properties fo:color="#0000ff" style:font-name="新宋体" fo:font-size="9pt" fo:language="zxx" fo:country="none" style:letter-kerning="true" style:font-name-asian="新宋体" style:font-size-asian="9pt" style:language-asian="zxx" style:country-asian="none" style:font-size-complex="9pt"/>
    </style:style>
    <style:style style:name="T3" style:family="text">
      <style:text-properties fo:color="#0000ff" fo:font-size="9pt" fo:language="zxx" fo:country="none" style:font-size-asian="9pt" style:font-size-complex="9pt"/>
    </style:style>
    <style:style style:name="T4" style:family="text">
      <style:text-properties style:font-name="新宋体" fo:font-size="9pt" fo:language="zxx" fo:country="none" style:letter-kerning="true" style:font-name-asian="新宋体" style:font-size-asian="9pt" style:language-asian="zxx" style:country-asian="none" style:font-size-complex="9pt"/>
    </style:style>
    <style:style style:name="T5" style:family="text">
      <style:text-properties fo:color="#008080" style:font-name="新宋体" fo:font-size="9pt" fo:language="zxx" fo:country="none" style:letter-kerning="true" style:font-name-asian="新宋体" style:font-size-asian="9pt" style:language-asian="zxx" style:country-asian="none" style:font-size-complex="9pt"/>
    </style:style>
    <style:style style:name="T6" style:family="text">
      <style:text-properties fo:font-weight="bold" style:font-weight-asian="bold"/>
    </style:style>
    <style:style style:name="T7" style:family="text">
      <style:text-properties fo:color="#7f0055" style:font-name="Courier New" fo:font-size="10pt" fo:font-weight="bold" style:letter-kerning="true" style:font-size-asian="10pt" style:font-weight-asian="bold" style:font-name-complex="Courier New" style:font-size-complex="10pt" style:font-weight-complex="bold"/>
    </style:style>
    <style:style style:name="T8" style:family="text">
      <style:text-properties fo:color="#000000" style:font-name="Courier New" fo:font-size="10pt" style:letter-kerning="true" style:font-size-asian="10pt" style:font-name-complex="Courier New" style:font-size-complex="10pt"/>
    </style:style>
    <style:style style:name="T9" style:family="text">
      <style:text-properties fo:color="#000000" fo:font-size="9pt" fo:language="zxx" fo:country="none" style:font-size-asian="9pt" style:font-size-complex="9pt"/>
    </style:style>
    <style:style style:name="T10" style:family="text">
      <style:text-properties fo:color="#0000c0" style:font-name="Courier New" fo:font-size="10pt" fo:font-style="italic" style:letter-kerning="true" style:font-size-asian="10pt" style:font-style-asian="italic" style:font-name-complex="Courier New" style:font-size-complex="10pt" style:font-style-complex="italic"/>
    </style:style>
    <style:style style:name="T11" style:family="text">
      <style:text-properties style:use-window-font-color="true" fo:font-size="9pt" fo:language="zxx" fo:country="none" style:font-size-asian="9pt" style:font-size-complex="9pt"/>
    </style:style>
    <style:style style:name="T12" style:family="text">
      <style:text-properties style:use-window-font-color="true" style:font-name="Times New Roman" fo:language="en" fo:country="US" style:letter-kerning="true" style:font-name-asian="宋体" style:language-asian="zh" style:country-asian="CN" style:font-name-complex="Times New Roman" style:language-complex="ar" style:country-complex="SA"/>
    </style:style>
    <style:style style:name="T13"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14" style:family="text">
      <style:text-properties style:use-window-font-color="true" fo:language="en" fo:country="US" style:letter-kerning="true" style:font-name-asian="宋体" style:language-asian="zh" style:country-asian="CN" style:font-name-complex="Times New Roman" style:language-complex="ar" style:country-complex="SA"/>
    </style:style>
    <style:style style:name="T15" style:family="text">
      <style:text-properties style:use-window-font-color="true" fo:language="en" fo:country="US" style:letter-kerning="true" style:language-asian="zh" style:country-asian="CN" style:font-name-complex="Times New Roman"/>
    </style:style>
    <style:style style:name="T16" style:family="text">
      <style:text-properties fo:font-style="italic"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style:language-asian="zh" style:country-asian="CN" style:font-weight-asian="normal" style:font-weight-complex="normal"/>
    </style:style>
    <style:style style:name="T20" style:family="text">
      <style:text-properties fo:color="#800000"/>
    </style:style>
    <style:style style:name="T21" style:family="text">
      <style:text-properties fo:color="#800000" fo:font-weight="normal" style:font-weight-asian="normal" style:font-weight-complex="normal"/>
    </style:style>
    <style:style style:name="T22" style:family="text">
      <style:text-properties fo:color="#800000" fo:font-weight="normal" style:language-asian="zh" style:country-asian="CN" style:font-weight-asian="normal" style:font-weight-complex="normal"/>
    </style:style>
    <style:style style:name="T23" style:family="text">
      <style:text-properties fo:color="#800000" style:language-asian="zh" style:country-asian="CN"/>
    </style:style>
    <style:style style:name="T24" style:family="text">
      <style:text-properties fo:color="#800000" style:font-name="Times New Roman" fo:language="en" fo:country="US" style:letter-kerning="true" style:font-name-asian="宋体" style:language-asian="zh" style:country-asian="CN" style:font-name-complex="Times New Roman" style:language-complex="ar" style:country-complex="SA"/>
    </style:style>
    <style:style style:name="T25" style:family="text">
      <style:text-properties fo:color="#800000"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2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软件设计手记</text:p>
      <text:p text:style-name="P3">版本：0.1</text:p>
      <text:p text:style-name="P3">最后修改：<text:span text:style-name="T1">2011-01-11</text:span></text:p>
      <text:p text:style-name="P3">撰写：李现民</text:p>
      <text:p text:style-name="P3"/>
      <text:p text:style-name="P2"><text:tab/></text:p>
      <text:h text:style-name="P70" text:outline-level="1">导论</text:h>
      <text:h text:style-name="Heading_20_2" text:outline-level="2">设计原则</text:h>
      <text:list xml:id="list30587415" text:style-name="L1">
        <text:list-item>
          <text:p text:style-name="P28"><text:span text:style-name="T20">重构代码需要在代价与收益之间做出权衡</text:span>：更好的设计理论或设计方法应该应用到新的代码中，在旧代码没有表现出重大缺陷之前，不要对其进行大规模的重构；</text:p>
        </text:list-item>
        <text:list-item>
          <text:p text:style-name="P28">Program by difference：找出应用中可能需要变化之处，把它们独立出来，不要和那些不需要变化的代码混合在一起；</text:p>
        </text:list-item>
        <text:list-item>
          <text:p text:style-name="P28">多用组合，少用继承：</text:p>
          <text:list>
            <text:list-item>
              <text:p text:style-name="P28">组合<text:tab/>运行时确定，弱依赖；</text:p>
            </text:list-item>
            <text:list-item>
              <text:p text:style-name="P28">继承<text:tab/>编译时确定，强依赖，破坏封装；</text:p>
            </text:list-item>
          </text:list>
        </text:list-item>
        <text:list-item>
          <text:p text:style-name="P28">带默认参数的函数仅用于对历史遗留函数扩展的情形；</text:p>
        </text:list-item>
        <text:list-item>
          <text:p text:style-name="P28">在数组中使用哨兵，减少判断量；</text:p>
        </text:list-item>
        <text:list-item>
          <text:p text:style-name="P28">不要让错误传播，在错误出现的发源地（萌芽期）就解决它！错误越是传播到最后，关于处理它的上下文就丢失得越多，对于错误的蔓延就越是爱莫能助！ </text:p>
        </text:list-item>
      </text:list>
      <text:p text:style-name="Standard"/>
      <text:h text:style-name="Heading_20_2" text:outline-level="2">通过编译强制实施语义</text:h>
      <text:p text:style-name="Standard"><text:tab/><text:span text:style-name="T1">每一个接口都由一个可编程部分（programmatic）和一个语义（semantic）部分组成。可编程部分由接口中的数据类型和其他属性组成，编译器能强制性的要求它们；而语义部分则由“本接口将会被怎么使用”的假定组成，编译器是无法对其进行强制实施的。语义接口中包含的考虑比如：</text:span></text:p>
      <text:list xml:id="list30580460" text:style-name="L2">
        <text:list-item>
          <text:p text:style-name="P29">创建对象后必须马上调用该对象的Init()方法对其进行初始化；</text:p>
        </text:list-item>
        <text:list-item>
          <text:p text:style-name="P29">RoutineA()必须在RoutineB()之前被调用；</text:p>
        </text:list-item>
        <text:list-item>
          <text:p text:style-name="P29">如果dataMember未经初始化就传给RoutineA的话将导致RoutineA崩溃；</text:p>
        </text:list-item>
      </text:list>
      <text:p text:style-name="P2"><text:tab/></text:p>
      <text:p text:style-name="Standard"><text:span text:style-name="T1"><text:tab/>语义接口应通过注释说明，但要尽可能让接口不依赖于这些说明。</text:span><text:span text:style-name="T23">一个接口中任何<text:tab/>无法通过编译器强制实施的部分，就是一个可能被误用的部分</text:span><text:span text:style-name="T1">。要想办法把语义接口的元素转换为编程接口的元素，比如说用assert断言，比如说避免写init函数而是完全通过构造函数进行对象初始化。</text:span></text:p>
      <text:p text:style-name="P2"/>
      <text:p text:style-name="Standard"><text:tab/><text:span text:style-name="T1">参考《Code Complete 2》137页“尽可能让接口可编程，而不是表达语义”。</text:span></text:p>
      <text:p text:style-name="Standard"/>
      <text:h text:style-name="P71" text:outline-level="2">虚函数</text:h>
      <text:list xml:id="list30581390" text:style-name="L3">
        <text:list-item>
          <text:p text:style-name="P30">public的虚函数一定要设计成pure的，这样更加安全；</text:p>
        </text:list-item>
        <text:list-item>
          <text:p text:style-name="P30">impure的虚函数一定要设计成private的；</text:p>
        </text:list-item>
      </text:list>
      <text:p text:style-name="P2"><text:soft-page-break/></text:p>
      <text:h text:style-name="Heading_20_2" text:outline-level="2">数组</text:h>
      <text:list xml:id="list30590913" text:style-name="L4">
        <text:list-item>
          <text:p text:style-name="P31">实现状态判断</text:p>
        </text:list-item>
        <text:list-item>
          <text:p text:style-name="P31">针对不同状态提供不同数据（替换switch语句）</text:p>
        </text:list-item>
      </text:list>
      <text:p text:style-name="Standard"/>
      <text:h text:style-name="Heading_20_1" text:outline-level="1">面向对象<text:span text:style-name="T1">基础</text:span></text:h>
      <text:h text:style-name="Heading_20_2" text:outline-level="2">面向对象的特点</text:h>
      <text:h text:style-name="Heading_20_3" text:outline-level="3">封<text:span text:style-name="T1">装</text:span>==&gt;隐藏<text:span text:style-name="T1">实现</text:span></text:h>
      <text:list xml:id="list30586015" text:style-name="L5">
        <text:list-item>
          <text:p text:style-name="P53"><text:span text:style-name="T1">通过使用ADT，程序员可以使用</text:span><text:span text:style-name="T23">问题域术语工作</text:span><text:span text:style-name="T1">，而不是直接面对实现领域的底层数据结构；</text:span></text:p>
        </text:list-item>
        <text:list-item>
          <text:p text:style-name="P32"><text:span text:style-name="T20">类接口应该展现一致的抽象层次</text:span>，混杂的抽象层次会让类越来越难以理解，整个程序也会逐步堕落直到变得无法维护；</text:p>
        </text:list-item>
        <text:list-item>
          <text:p text:style-name="P32"><text:span text:style-name="T20">不要暴露ADT数据成员</text:span>，因为调用方代码就能以任意方式使用这些数据，而ADT对象甚至连这些数据什么时候被改动过都不知道；</text:p>
        </text:list-item>
      </text:list>
      <text:p text:style-name="P2"/>
      <text:h text:style-name="Heading_20_3" text:outline-level="3">继承==&gt;代码重用</text:h>
      <text:h text:style-name="Heading_20_3" text:outline-level="3">多态==&gt;接口重用</text:h>
      <text:p text:style-name="Standard"/>
      <text:h text:style-name="Heading_20_2" text:outline-level="2"><text:span text:style-name="T1">S.O.L.I.D五</text:span>原则</text:h>
      <text:p text:style-name="Standard"><text:tab/>S.O.L.I.D <text:span text:style-name="T1">原则，</text:span>由Robert Martin提出，<text:span text:style-name="T1">它们是五个面向对象通用设计原则的首字母缩写，</text:span>用<text:span text:style-name="T1">于</text:span>更好编写面向对象程序。</text:p>
      <text:p text:style-name="Standard"><text:tab/><text:span text:style-name="T1">这五个设计原则分别是：</text:span></text:p>
      <text:list xml:id="list30593685" text:style-name="L6">
        <text:list-item>
          <text:p text:style-name="P54"><text:span text:style-name="T1">S<text:tab/></text:span>Single Res<text:span text:style-name="T1">ponsibility Principle(SRP)，单一职责原则；</text:span></text:p>
        </text:list-item>
        <text:list-item>
          <text:p text:style-name="P33">O<text:tab/>Open/Closed Principle(OCP)，开闭原则；</text:p>
        </text:list-item>
        <text:list-item>
          <text:p text:style-name="P33">L<text:tab/>Liskov Substitution Principle(LSP)，里氏替换原则；</text:p>
        </text:list-item>
        <text:list-item>
          <text:p text:style-name="P33">I<text:tab/>Interface Segregation Principle(ISP)，接口分离原则；</text:p>
        </text:list-item>
        <text:list-item>
          <text:p text:style-name="P33">D<text:tab/>Dependency Inversion Principle(DIP)，依赖倒置原则；</text:p>
        </text:list-item>
      </text:list>
      <text:p text:style-name="P2"/>
      <text:h text:style-name="Heading_20_3" text:outline-level="3">SRP 单一职责原则</text:h>
      <text:list xml:id="list30580021" text:style-name="L7">
        <text:list-item>
          <text:p text:style-name="P34">就一个类而言，应该仅<text:span text:style-name="T20">有一个引起它变化的原因</text:span>；</text:p>
        </text:list-item>
        <text:list-item>
          <text:p text:style-name="P34">有时候你会发现，某个<text:span text:style-name="T20">类中的一半子程序使用着该类的一半数据</text:span>，而另一半子程序则使用另一半数据。这时你其实已经把两个类混在一直使用了，把它们拆开吧；</text:p>
        </text:list-item>
        <text:list-item>
          <text:p text:style-name="P34">减少类之间的依赖关系，提高系统的可维护性，减少类修改时需要重新编译的文件数目，降低适应变化的成本；</text:p>
        </text:list-item>
      </text:list>
      <text:p text:style-name="P2"/>
      <text:h text:style-name="Heading_20_3" text:outline-level="3"><text:soft-page-break/>OCP 开闭原则</text:h>
      <text:p text:style-name="First_20_line_20_indent"><text:span text:style-name="T1">对扩展开放，对修改关闭（</text:span>Open for extension<text:span text:style-name="T1">, but c</text:span>losed for modification）。<text:span text:style-name="T1">OCP认为软</text:span><text:span text:style-name="T1">件设计应该尽可能地使架构稳定而又容易满足不同的需求。</text:span></text:p>
      <text:p text:style-name="P13">实现OCP的主要手段是使用<text:span text:style-name="T20">信息隐藏</text:span>，这也是敏捷软件开发的指导思想之一。信息隐藏可以应用于软件设计的各个层次，这是一个需要时刻贯彻的原则。信息隐藏的手法包括但不限于：</text:p>
      <text:list xml:id="list30579003" text:style-name="L8">
        <text:list-item>
          <text:p text:style-name="P35"><text:span text:style-name="T20">使用typedef定义一个具有抽象意义的名称，而不是使用C++的原生数据类型</text:span>：比如，你需要一个id去唯一的标识某个类的对象，你应该使用typedef <text:s/>int <text:s/>IdType; 定义一个IdType类型，而不是暴露原生的int类型，这样可以确保当IdType的数据类型改变时代码的改动最小；</text:p>
        </text:list-item>
        <text:list-item>
          <text:p text:style-name="P35"><text:span text:style-name="T20">使用函数而不要去直接操作原生数据</text:span>：比如，很多类都会包含一些属性对象，对象的会存在一些set, get函数对，我们约定：除了在构造函数中外，所有的属性对象值的设置一律使用set函数，而不是直接修改对象变量的值，哪怕set函数中仅存一句赋值语句。set函数保留修改的权力；</text:p>
        </text:list-item>
        <text:list-item>
          <text:p text:style-name="P55"><text:span text:style-name="T23">代码应该依赖抽象，而不是依赖实现</text:span><text:span text:style-name="T1">：即，针对接口编程，而不是针对实现编程；</text:span></text:p>
        </text:list-item>
        <text:list-item>
          <text:p text:style-name="P35"><text:span text:style-name="T20">“尽量”使用file域变量代替全局变量和类static成员变量</text:span>：</text:p>
          <text:list>
            <text:list-item>
              <text:p text:style-name="P35">在.cpp文件的全局域中定义的变量是全局变量，即使您没有在.h文件使用extern进行声明，这在存在多份定义式的情况下会起链接问题；</text:p>
            </text:list-item>
            <text:list-item>
              <text:p text:style-name="P35">在.cpp文件中使用static定义的变量是file域的，这是继承自c的一个用法。c++不鼓励使用static变量；</text:p>
            </text:list-item>
            <text:list-item>
              <text:p text:style-name="P35">在.cpp文件中的匿名namespace中定义的变量或函数是file域的；</text:p>
            </text:list-item>
            <text:list-item>
              <text:p text:style-name="P55"><text:span text:style-name="T23">建议</text:span><text:span text:style-name="T23">使用定义于.cpp文件中的匿名namespace成员代替定义于.h文件中的类static成员，</text:span><text:span text:style-name="T23">这</text:span><text:span text:style-name="T23">样</text:span><text:span text:style-name="T23">可</text:span><text:span text:style-name="T23">以</text:span><text:span text:style-name="T23">更好的支持信息隐藏</text:span><text:span text:style-name="T1">；</text:span></text:p>
            </text:list-item>
          </text:list>
        </text:list-item>
      </text:list>
      <text:p text:style-name="Standard"/>
      <text:h text:style-name="P75" text:outline-level="3">LSP 里氏替换原则</text:h>
      <text:list xml:id="list30602536" text:style-name="L9">
        <text:list-item>
          <text:p text:style-name="P61">确保sub-class是一个sub-type；</text:p>
        </text:list-item>
        <text:list-item>
          <text:p text:style-name="P63"><text:span text:style-name="T1">老鼠的儿子会打洞：</text:span>继承必须确保超类所拥有的性质在子类中仍然成立<text:span text:style-name="T1">，即</text:span>当一个子类的实例应该能够替换任何其超类的实例时，它们之间才具有is-A关系<text:span text:style-name="T1">；</text:span></text:p>
        </text:list-item>
        <text:list-item>
          <text:p text:style-name="P63"><text:span text:style-name="T1">(</text:span><text:span text:style-name="T23">Refused Bequest</text:span><text:span text:style-name="T1">)如果子类仅仅需要父类的部分methods或data(而不是全部)时，就意味这我们的继承体系出现了问题；</text:span></text:p>
        </text:list-item>
      </text:list>
      <text:p text:style-name="P15"/>
      <text:h text:style-name="P76" text:outline-level="3">ISP 接口隔离原则</text:h>
      <text:p text:style-name="P15"><text:tab/>在一棵接口继承树下，当一个子类由于功能扩展需要添加一个新的方法接口时，如果将接口添加到了共用接口中，则会导致<text:span text:style-name="T20">共用胖接口</text:span>问题：</text:p>
      <text:list xml:id="list30574161" text:style-name="L10">
        <text:list-item>
          <text:p text:style-name="P62">其它不需要该接口的子类同样必须提供该接口的退化(degenerate)实现，这有可能违反ISP；</text:p>
        </text:list-item>
        <text:list-item>
          <text:p text:style-name="P62">客户代码会依赖于他们完全不使用的代码，从而导致连锁编译；</text:p>
        </text:list-item>
      </text:list>
      <text:p text:style-name="P15"/>
      <text:h text:style-name="Heading_20_3" text:outline-level="3"><text:soft-page-break/>DIP 依赖倒置原则</text:h>
      <text:p text:style-name="P25">DIP<text:span text:style-name="T1">是层次化设计指导原则，它强化了模块之间的独立性（而不是稳定性，后者决定于具体代码实现）：</text:span></text:p>
      <text:list xml:id="list30598458" text:style-name="L11">
        <text:list-item>
          <text:p text:style-name="P64"><text:span text:style-name="T23">依赖关系倒置</text:span><text:span text:style-name="T1">：高</text:span>层模块<text:span text:style-name="T1">与低</text:span>层模块<text:span text:style-name="T1">之间不应该存在直接的依赖关系</text:span>，它们都依赖于抽象，<text:span text:style-name="T20">程序中所有的依赖关系中止于接口</text:span><text:span text:style-name="T1">；</text:span></text:p>
        </text:list-item>
        <text:list-item>
          <text:p text:style-name="P64"><text:span text:style-name="T23">接口所有权倒置</text:span><text:span text:style-name="T1">：代码接口应该高层模块定义，低层模块实现，而不是相反（Hollywood原则：Don't call us, we will call you!）；或者说细节应该依赖于抽象，而不是</text:span>抽象依赖于细节<text:span text:style-name="T1">；</text:span></text:p>
        </text:list-item>
      </text:list>
      <text:p text:style-name="P19"/>
      <text:h text:style-name="P72" text:outline-level="2">DBC 契约式设计</text:h>
      <text:p text:style-name="First_20_line_20_indent">1988年，B. Meyer提出了Design by Contract（契约式设计）理论。D<text:span text:style-name="T1">B</text:span>C从形式化方法中借鉴了一套确保对象行为和自身状态的方法，其基本概念很简单：</text:p>
      <text:list xml:id="list30592451" text:style-name="L12">
        <text:list-item>
          <text:p text:style-name="P36">每个方法调用之前，该方法应该校验传入参数的正确性，只有正确才能执行该方法，否则认为调用方违反契约，不予执行。这称为前置条件(Pre-condition)。</text:p>
        </text:list-item>
        <text:list-item>
          <text:p text:style-name="P36">一旦通过前置条件的校验，方法必须执行，并且必须确保执行结果符合契约，这称之为后置条件(Post-condition)。</text:p>
        </text:list-item>
        <text:list-item>
          <text:p text:style-name="P36">对象本身有一套对自身状态进行校验的检查条件，以确保该对象的本质不发生改变，这称之为不变式(Invariant)。</text:p>
        </text:list-item>
      </text:list>
      <text:p text:style-name="P2"/>
      <text:p text:style-name="First_20_line_20_indent">以上是单个对象的约束条件。为了满足LSP，<text:span text:style-name="T20">当存在继承关系时，子类中方法的前置条件必须与超类中被覆盖的方法的前置条件相同或者更宽松；而子类中方法的后置条件必须与超类中被覆盖的方法的后置条件相同或者更为严格</text:span>。 </text:p>
      <text:p text:style-name="P20">很遗憾，主流的面向对象语言（不论是动态语言还是静态语言）还没有加入对D<text:span text:style-name="T1">B</text:span>C的支持。但是随着AOP概念的产生，相信不久D<text:span text:style-name="T1">B</text:span>C也将成为OO语言的一个重要特性之一。 </text:p>
      <text:p text:style-name="P20"><text:a xlink:type="simple" xlink:href="#3.17.Template Method模板方法|outline">Template Method</text:a><text:span text:style-name="T1">模式可以从一定程度上支持DBC设计。</text:span></text:p>
      <text:h text:style-name="P70" text:outline-level="1">UML</text:h>
      <text:h text:style-name="Heading_20_2" text:outline-level="2">基础</text:h>
      <text:h text:style-name="P78" text:outline-level="4">Dependency依赖</text:h>
      <text:list xml:id="list30576400" text:style-name="L13">
        <text:list-item>
          <text:p text:style-name="P37">依赖指一个类的行为（方法）依赖于另一个类的定义，这表现为：</text:p>
        </text:list-item>
      </text:list>
      <text:list xml:id="list30603875" text:style-name="L14">
        <text:list-item>
          <text:list>
            <text:list-item>
              <text:p text:style-name="P38">类a方法中用到了类B的对象；</text:p>
            </text:list-item>
            <text:list-item>
              <text:p text:style-name="P38">类a方法的参数定义使用了类B；</text:p>
            </text:list-item>
            <text:list-item>
              <text:p text:style-name="P38">或类A调用了类B的静态方法。</text:p>
            </text:list-item>
          </text:list>
        </text:list-item>
      </text:list>
      <text:list xml:id="list31213633" text:continue-list="list30576400" text:style-name="L13">
        <text:list-item>
          <text:p text:style-name="P37">依赖必然是单向的</text:p>
        </text:list-item>
      </text:list>
      <text:p text:style-name="P2"/>
      <text:h text:style-name="P78" text:outline-level="4"><text:soft-page-break/>Association关联</text:h>
      <text:list xml:id="list30575339" text:style-name="L15">
        <text:list-item>
          <text:p text:style-name="P39">关联指类与类之间的联接，它表现为类A包含有一个类B的属性实例；</text:p>
        </text:list-item>
        <text:list-item>
          <text:p text:style-name="P39">关联可以是单向或双向的，但通常不推荐使用双向关联；</text:p>
        </text:list-item>
        <text:list-item>
          <text:p text:style-name="P39">关联指程序实现逻辑上的一种连接；</text:p>
        </text:list-item>
      </text:list>
      <text:p text:style-name="P2"/>
      <text:h text:style-name="P78" text:outline-level="4">Aggregation聚合</text:h>
      <text:p text:style-name="First_20_line_20_indent">聚合是一种强的association关系，它考察的是对象间的一种逻辑组成关系，这仅仅从Java的语法是看不出来的，需要设计人员考察对象间的语义关系。当设计人员不能确定对象间的关系是否为aggregation时可将简单的将它们设计为association。</text:p>
      <text:p text:style-name="P13">聚合与组合是指业务逻辑上的语义。</text:p>
      <text:h text:style-name="P78" text:outline-level="4">Composition组合</text:h>
      <text:p text:style-name="First_20_line_20_indent">组合是一种比aggregation更强的association关系，它强制要求部分与整体之间是共存亡的，即生命周期同，且要求组成整体的各个部分是不能在不同的类之间共享的。比如美猴王与它的四肢间就是组合关系，而美猴王与它的铁棒之间只能是聚合关系。</text:p>
      <text:p text:style-name="P13"><text:tab/>继承是is-a关系，组合是has-a关系；</text:p>
      <text:h text:style-name="Heading_20_1" text:outline-level="1">设计模式</text:h>
      <text:h text:style-name="Heading_20_2" text:outline-level="2">设计模式分类</text:h>
      <text:list xml:id="list30605633" text:style-name="L16">
        <text:list-item>
          <text:p text:style-name="P40">创建型模式 (Creational Patterns)<text:line-break/>这一类型的设计模式, 所要表现的是对象的创建过程及和用户所使用的对象之间的关系，包括：Factory、Singleton、Builder</text:p>
        </text:list-item>
        <text:list-item>
          <text:p text:style-name="P40">结构型模式 (Structural Patterns)<text:line-break/>这一类的模式关心类和对象之间怎么组织起来形成大的结构. 主要使用继承来组织接口或实现。包括：Adapter, Proxy, Flyweight</text:p>
        </text:list-item>
        <text:list-item>
          <text:p text:style-name="P40">行为型模式 (Behavioral Patterns)<text:line-break/>这一类的模式关心的是算法以及对象之间的任务分配. 它所描述的不仅仅是对象或类的设计模式, 还有它们之间的通讯模式.。包括：Template, Observer, Memento</text:p>
        </text:list-item>
      </text:list>
      <text:p text:style-name="P2"/>
      <text:h text:style-name="P73" text:outline-level="2">关于4类模式的<text:span text:style-name="T1">关系</text:span>探讨</text:h>
      <text:p text:style-name="P2"><text:tab/>要说完全没有区别，也不尽然。些许区别，首先看一下4类模式的定义：</text:p>
      <text:list xml:id="list30574635" text:style-name="L17">
        <text:list-item>
          <text:p text:style-name="P41">Strategy模式：行为模式，目标是对一系列的算法加以封装，为所有算法定义一个抽象的算法接口，并通过继承该抽象算法接口对所有的算法加以封装和实现，具体的算法选择交由客户端决定（策略）。Strategy模式主要用来平滑地处理算法的切换。</text:p>
        </text:list-item>
        <text:list-item>
          <text:p text:style-name="P41">State模式：行为模式，</text:p>
        </text:list-item>
        <text:list-item>
          <text:p text:style-name="P41">Bridge模式：</text:p>
        </text:list-item>
      </text:list>
      <text:p text:style-name="P2"/>
      <text:p text:style-name="P2"><text:tab/>这其中，Strategy模式与State模式是最相像的（它们的类图根本是一样的），它们的主要区别表现在应用场景（目的）上：前者重在<text:span text:style-name="T20">外部</text:span>对策略的选择，策略的选择由外部条<text:soft-page-break/>件决定；后者强调对象<text:span text:style-name="T20">内部</text:span>状态的变化改变对象的行为，也就是一种内部的自维护行为。从编程实现上，Strategy模式的Context需要提供一个public的SetStrategy(...)接口让客户修改类的行为，而State模式的Context不需要提供这样的接口；从设计逻辑上，Strategy模式下的算法家族更倾向于对Context一无所知，而State模式下的状态类们则很可能只能在其依赖的Context类中使用，即前者的类族是<text:span text:style-name="T20">通用类</text:span>，而后者的类族是<text:span text:style-name="T20">专用类</text:span>。但这些区别在代码重构中并不应该是代码设计（或重构）时需要关心的问题，<text:span text:style-name="T20">我们关心的是：将变化封装起来，形成一个独立的类层次结构体系</text:span>。</text:p>
      <text:p text:style-name="First_20_line_20_indent">使用Strategy你必须对客户开放策略类接口，而使用State你不应该对客户开放状态类的接口，状态类族是内部专用的；</text:p>
      <text:p text:style-name="First_20_line_20_indent">State是大量同结构if...else代码的替代者，而此前提是你能够确认有几种具体状态存在，因此这否定了第三方客户提供状态类的可能性<text:span text:style-name="T1">。</text:span></text:p>
      <text:p text:style-name="P13">使用Strategy时，你不可能枚举出所有的具体Strategy类，因此就不可能使用逻辑上相等if...else代码代替Strategy类族。</text:p>
      <text:p text:style-name="First_20_line_20_indent">反过来，所谓组合，或者说strategy，使用string表示一个name，不也是一种strategy吗？<text:span text:style-name="T1">似乎需要更一步的研究与磨合才行。</text:span></text:p>
      <text:h text:style-name="Heading_20_2" text:outline-level="2">Abstract Factory</text:h>
      <text:p text:style-name="First_20_line_20_indent">像oleDb和SqlClient一样，每一族对象给它一个特定的命名空间</text:p>
      <text:h text:style-name="Heading_20_2" text:outline-level="2">Abstract Server</text:h>
      <text:p text:style-name="P2"/>
      <text:h text:style-name="P73" text:outline-level="2"><text:span text:style-name="T14">Adapter</text:span><text:span text:style-name="T15">适配器</text:span></text:h>
      <text:list xml:id="list30593181" text:style-name="L18">
        <text:list-item>
          <text:p text:style-name="P67">当具体类（旧类）已经存在并拒绝修改时，使用adapter加入一个中间层可使旧类能够与新的接口进行交互；</text:p>
        </text:list-item>
        <text:list-item>
          <text:p text:style-name="P67">使用委托或多重继承实现；</text:p>
        </text:list-item>
      </text:list>
      <text:p text:style-name="P16"/>
      <text:h text:style-name="Heading_20_2" text:outline-level="2">Bridge</text:h>
      <text:p text:style-name="First_20_line_20_indent">抽象与行为分离，将继承转化为组合；毛笔与颜料组合</text:p>
      <text:h text:style-name="Heading_20_2" text:outline-level="2">Builder</text:h>
      <text:p text:style-name="First_20_line_20_indent">提供对象构造的部件而不是过程，Builder必伴有一个Director</text:p>
      <text:h text:style-name="Heading_20_2" text:outline-level="2">Command</text:h>
      <text:p text:style-name="First_20_line_20_indent">回调函数的扩展，好莱坞法则</text:p>
      <text:p text:style-name="P13"><text:soft-page-break/>命令式设计，容易实现redo及undo的功能，同时也非常有利于实现录像功能</text:p>
      <text:h text:style-name="Heading_20_2" text:outline-level="2">Composite</text:h>
      <text:p text:style-name="First_20_line_20_indent">组合模式是一个很体现巧妙智慧的模式，人如其名，其中一定会有组合关系。当你去问一台电脑的价格时，电脑会自动取得显示器与机箱的价格，而机箱也会自动去获取CPU与内存的价格，依次类推，这会形成一个内部计算的树状结构。</text:p>
      <text:h text:style-name="Heading_20_2" text:outline-level="2">CoR：Chain of Responsibility<text:span text:style-name="T1">责任链</text:span></text:h>
      <text:p text:style-name="P2"/>
      <text:h text:style-name="P74" text:outline-level="2">Decorator装饰者</text:h>
      <text:p text:style-name="P17"><text:tab/>两个例子：</text:p>
      <text:list xml:id="list30592737" text:style-name="L19">
        <text:list-item>
          <text:p text:style-name="P68">java<text:tab/><text:tab/>BufferedReader br=new BufferedReader(new InputStreamReader(System.in));</text:p>
        </text:list-item>
        <text:list-item>
          <text:p text:style-name="P68">python<text:tab/>@staticmethod</text:p>
        </text:list-item>
      </text:list>
      <text:p text:style-name="P17"/>
      <text:h text:style-name="Heading_20_2" text:outline-level="2">Facade<text:span text:style-name="T1">外观</text:span></text:h>
      <text:p text:style-name="First_20_line_20_indent">是一个可配置的处理流程，这意味着：它不会是类库，但具备可重用性；Facade是与应用代码相关的</text:p>
      <text:h text:style-name="Heading_20_2" text:outline-level="2">Factory Method<text:span text:style-name="T1">工厂方法</text:span></text:h>
      <text:p text:style-name="First_20_line_20_indent"><text:span text:style-name="T21">不管你是谁，请你自己构造合适的部件</text:span><text:span text:style-name="T18">：</text:span>Simple Factory的应用中存在一个功能类，该类的名字可能叫XXFactory，这是一个功能单元，而不是逻辑单元，它是为了方便程序设计而出来的，对程序逻辑没什么贡献；Factory Method的应用中不存在这样的功能类，每一个具体的工厂类本身都是逻辑单元，在程序逻辑中都是不可或缺的。</text:p>
      <text:p text:style-name="First_20_line_20_indent"><text:span text:style-name="T22">治疗RTTI的良方</text:span><text:span text:style-name="T1">：什么时候在你的代码中出现了switch语句或dynamic_cast了，请考虑使用Factory Method。</text:span></text:p>
      <text:p text:style-name="First_20_line_20_indent"><text:span text:style-name="T22">伪平行结构</text:span><text:span text:style-name="T1">：工厂方法中至少会出现两个base class及对应的至少两组类树；</text:span></text:p>
      <text:h text:style-name="Heading_20_2" text:outline-level="2">Observer<text:span text:style-name="T1">观察</text:span>者</text:h>
      <text:p text:style-name="First_20_line_20_indent">在有事件发生时<text:span text:style-name="T1">调用订阅者的接口去处理</text:span></text:p>
      <text:h text:style-name="Heading_20_2" text:outline-level="2">Prototype<text:span text:style-name="T1">原型</text:span></text:h>
      <text:p text:style-name="P24">虚拟构造函数：clone自己的Factory Method，原型模式意义跟对象创建速度无关，它的意义在于某些苛刻的条件下仍然能够创建完整的对象：</text:p>
      <text:list xml:id="list30588856" text:style-name="L20">
        <text:list-item>
          <text:p text:style-name="P56"><text:span text:style-name="T13">不需要知道对象的具体</text:span><text:span text:style-name="T25">类型</text:span><text:span text:style-name="T13">，只需要对象拥有该接口就可以；</text:span></text:p>
        </text:list-item>
        <text:list-item>
          <text:p text:style-name="P56"><text:soft-page-break/><text:span text:style-name="T13">不需要</text:span><text:span text:style-name="T25">初始化参数</text:span><text:span text:style-name="T13">，不需要调用初始化方法；</text:span></text:p>
        </text:list-item>
      </text:list>
      <text:p text:style-name="P4"/>
      <text:p text:style-name="P4"><text:tab/>memcpy是属于浅copy。</text:p>
      <text:p text:style-name="P4"/>
      <text:h text:style-name="Heading_20_2" text:outline-level="2">Proxy代理</text:h>
      <text:h text:style-name="P77" text:outline-level="3">目标</text:h>
      <text:list xml:id="list31198106" text:continue-list="list30588856" text:style-name="L20">
        <text:list-item text:start-value="1">
          <text:p text:style-name="P65"><text:span text:style-name="T12">Proxy创建了对象的使用环境，并向客户隐藏了对象与环境之间的交互过程。Proxy</text:span><text:span text:style-name="T12">的作用就是</text:span><text:span text:style-name="T24">让你的代码能够去关注真正要解决的问题（核心问题）</text:span><text:span text:style-name="T12">，而不会被过程中遇到的障碍（环境问题）所迷惑；</text:span></text:p>
        </text:list-item>
        <text:list-item>
          <text:p text:style-name="P69">Proxy遵循SRP原则，将核心问题与环境问题隔离开来，并对它们进行独立维护；</text:p>
        </text:list-item>
        <text:list-item>
          <text:p text:style-name="P69">典型的环境问题包括：DB操作、网络I/O、安全控制等；</text:p>
        </text:list-item>
      </text:list>
      <text:p text:style-name="P18"/>
      <text:h text:style-name="Heading_20_3" text:outline-level="3">Decorator vs Proxy</text:h>
      <text:list xml:id="list30577404" text:style-name="L21">
        <text:list-item>
          <text:p text:style-name="P57">Decorator<text:span text:style-name="T1">的意图是为对象增加行为，该对象并不是decorator创建的；</text:span></text:p>
        </text:list-item>
        <text:list-item>
          <text:p text:style-name="P57">Proxy<text:span text:style-name="T1">的意图是为了“避免”发生某些不好的现象：</text:span></text:p>
          <text:list>
            <text:list-item>
              <text:p text:style-name="P42">远程代理，避免直接进行网络操作；</text:p>
            </text:list-item>
            <text:list-item>
              <text:p text:style-name="P42">保护代理，避免非法对象访问；</text:p>
            </text:list-item>
            <text:list-item>
              <text:p text:style-name="P42">虚拟代理，避免UI挂起；</text:p>
            </text:list-item>
          </text:list>
        </text:list-item>
      </text:list>
      <text:p text:style-name="P2"/>
      <text:h text:style-name="Heading_20_2" text:outline-level="2">Singleton<text:span text:style-name="T1">单件</text:span></text:h>
      <text:h text:style-name="Heading_20_4" text:outline-level="4">目标</text:h>
      <text:list xml:id="list30584263" text:style-name="L22">
        <text:list-item>
          <text:p text:style-name="P58">除非在特别必要的情况下，否则<text:span text:style-name="T20">不要把类结构设计成singleton或monostate</text:span>，因为通常情况下把类改造成singleton或monostate的代价（以及以后对代码进行功能性重构所付出的代价）要远远高于它们所带来的收益；</text:p>
        </text:list-item>
        <text:list-item>
          <text:p text:style-name="P43">我们理想的期望实现应该是：在应用程序单线程初始化阶段创建一个该类的实例，并确保以后只用这个实例进行工作；</text:p>
        </text:list-item>
        <text:list-item>
          <text:p text:style-name="P43">singleton与virtual proxy有点相似；</text:p>
        </text:list-item>
      </text:list>
      <text:p text:style-name="P2"/>
      <text:h text:style-name="Heading_20_4" text:outline-level="4">C++版</text:h>
      <text:p text:style-name="First_20_line_20_indent">最简洁的实现方式<text:span text:style-name="T1">：</text:span></text:p>
      <text:p text:style-name="P21"><text:span text:style-name="T3">inline</text:span><text:span text:style-name="T11"> </text:span><text:span text:style-name="T9">ViewMan&amp;</text:span><text:span text:style-name="T11"> <text:s/></text:span><text:span text:style-name="T9">glb_GetViewMan</text:span><text:span text:style-name="T11">(</text:span><text:span text:style-name="T3">void</text:span><text:span text:style-name="T11">)</text:span></text:p>
      <text:p text:style-name="P22">{</text:p>
      <text:p text:style-name="P23"><text:span text:style-name="T11"><text:tab/></text:span><text:span text:style-name="T3">static</text:span><text:span text:style-name="T11"> </text:span><text:span text:style-name="T9">ViewMan</text:span><text:span text:style-name="T11"> </text:span><text:span text:style-name="T9">instance</text:span><text:span text:style-name="T11">;</text:span></text:p>
      <text:p text:style-name="P23"><text:span text:style-name="T11"><text:tab/></text:span><text:span text:style-name="T3">return</text:span><text:span text:style-name="T11"> </text:span><text:span text:style-name="T9">instance</text:span><text:span text:style-name="T11">;</text:span></text:p>
      <text:p text:style-name="P22">}</text:p>
      <text:p text:style-name="P13">该实现手法具有以下优点：</text:p>
      <text:list xml:id="list30592469" text:style-name="L23">
        <text:list-item>
          <text:p text:style-name="P44">避免了static变量的初始化顺序问题；</text:p>
        </text:list-item>
        <text:list-item>
          <text:p text:style-name="P44">使用inline手法，消除了调用代价；</text:p>
        </text:list-item>
        <text:list-item>
          <text:p text:style-name="P44">可以直接放置于头文件（.h文件）中类定义的后面，不需要定义于一个global.h文<text:soft-page-break/>件中；</text:p>
        </text:list-item>
      </text:list>
      <text:p text:style-name="P14">缺点：非线程安全</text:p>
      <text:p text:style-name="Standard"/>
      <text:h text:style-name="Heading_20_4" text:outline-level="4">C#版（线程安全）</text:h>
      <text:p text:style-name="P5"><text:span text:style-name="T2">class</text:span><text:span text:style-name="T4"> </text:span><text:span text:style-name="T5">Singleton</text:span></text:p>
      <text:p text:style-name="P7"><text:s text:c="4"/>{</text:p>
      <text:p text:style-name="P8"><text:span text:style-name="T4"><text:s text:c="8"/></text:span><text:span text:style-name="T2">private</text:span><text:span text:style-name="T4"> </text:span><text:span text:style-name="T2">static</text:span><text:span text:style-name="T4"> </text:span><text:span text:style-name="T2">class</text:span><text:span text:style-name="T4"> </text:span><text:span text:style-name="T5">LazyHolder</text:span></text:p>
      <text:p text:style-name="P7"><text:s text:c="8"/>{</text:p>
      <text:p text:style-name="P8"><text:span text:style-name="T4"><text:s text:c="12"/></text:span><text:span text:style-name="T2">public</text:span><text:span text:style-name="T4"> </text:span><text:span text:style-name="T2">static</text:span><text:span text:style-name="T4"> </text:span><text:span text:style-name="T2">readonly</text:span><text:span text:style-name="T4"> </text:span><text:span text:style-name="T5">Singleton</text:span><text:span text:style-name="T4"> Instance = </text:span><text:span text:style-name="T2">new</text:span><text:span text:style-name="T4"> </text:span><text:span text:style-name="T5">Singleton</text:span><text:span text:style-name="T4">();</text:span></text:p>
      <text:p text:style-name="P7"><text:s text:c="8"/>}</text:p>
      <text:p text:style-name="P7"/>
      <text:p text:style-name="P8"><text:span text:style-name="T4"><text:s text:c="8"/></text:span><text:span text:style-name="T2">private</text:span><text:span text:style-name="T4"> Singleton()</text:span></text:p>
      <text:p text:style-name="P7"><text:s text:c="8"/>{</text:p>
      <text:p text:style-name="P7"><text:s text:c="8"/>}</text:p>
      <text:p text:style-name="P7"/>
      <text:p text:style-name="P8"><text:span text:style-name="T4"><text:s text:c="8"/></text:span><text:span text:style-name="T2">public</text:span><text:span text:style-name="T4"> </text:span><text:span text:style-name="T2">static</text:span><text:span text:style-name="T4"> </text:span><text:span text:style-name="T5">Singleton</text:span><text:span text:style-name="T4"> GetInstance()</text:span></text:p>
      <text:p text:style-name="P7"><text:s text:c="8"/>{</text:p>
      <text:p text:style-name="P8"><text:span text:style-name="T4"><text:s text:c="12"/></text:span><text:span text:style-name="T2">return</text:span><text:span text:style-name="T4"> </text:span><text:span text:style-name="T5">LazyHolder</text:span><text:span text:style-name="T4">.Instance;</text:span></text:p>
      <text:p text:style-name="P7"><text:s text:c="8"/>}</text:p>
      <text:p text:style-name="P6"><text:s text:c="4"/>}</text:p>
      <text:p text:style-name="P12"/>
      <text:p text:style-name="First_20_line_20_indent">而对static class LazyHolder来说，直到它被执行的时候才会被初始化。而static class LazyHolder只有载Singleton.GetInstance()被执行的时候才会执行到。当第一次调用GetInstance()的时候 CLR才会加载和初始化LazyHolder这个class。对于LazyHolder class的初始化就是对static variable Instance的初始化。而Instance的初始化就是执行Singleton的private constructor。因为.NET保证class的initialization是serial的，就是说在加载和初始化的过程中我们不需要自己做同步。因为初始化过程是一个serial的操作，所以对于后面的GetInstance，我们不需要做任何同步，它也会返回一个正确初始化的 Singleton对象。</text:p>
      <text:p text:style-name="First_20_line_20_indent">注：</text:p>
      <text:list xml:id="list30593488" text:style-name="L24">
        <text:list-item>
          <text:p text:style-name="P59">当CLR加载class Singleton的时候，因为Singleton没有static variables（<text:span text:style-name="T6">静态变量在类加载的时候就会被初始化</text:span>），所以Singleton的初始化其实什么也没做。</text:p>
        </text:list-item>
        <text:list-item>
          <text:p text:style-name="P59">static class LazyHolder是内部类，并且同时是一个静态类，这个类的初始化过程只有GetInstance()执行并调用到它的时候才被初始化，由于因为.NET保证class的initialization是serial的，所以保证了线程安全特性。</text:p>
        </text:list-item>
        <text:list-item>
          <text:p text:style-name="P45">注意到LazyHolder中的Instance对象是readonly的，这保证了在所有的地方对它的使用都是readonly的，所以是线程安全的。（如果可改写就不是线程安全的了）</text:p>
        </text:list-item>
      </text:list>
      <text:p text:style-name="P2"/>
      <text:p text:style-name="P2"/>
      <text:h text:style-name="Heading_20_4" text:outline-level="4">Java版(线程安全)</text:h>
      <text:p text:style-name="P8"><text:span text:style-name="T7">public</text:span><text:span text:style-name="T8"> </text:span><text:span text:style-name="T7">class</text:span><text:span text:style-name="T8"> Singleton</text:span></text:p>
      <text:p text:style-name="P10">{</text:p>
      <text:p text:style-name="P8"><text:soft-page-break/><text:span text:style-name="T8"><text:tab/></text:span><text:span text:style-name="T7">private</text:span><text:span text:style-name="T8"> </text:span><text:span text:style-name="T7">static</text:span><text:span text:style-name="T8"> </text:span><text:span text:style-name="T7">class</text:span><text:span text:style-name="T8"> LazyHolder</text:span></text:p>
      <text:p text:style-name="P10"><text:tab/>{</text:p>
      <text:p text:style-name="P8"><text:span text:style-name="T8"><text:tab/><text:tab/></text:span><text:span text:style-name="T7">public</text:span><text:span text:style-name="T8"> </text:span><text:span text:style-name="T7">static</text:span><text:span text:style-name="T8"> </text:span><text:span text:style-name="T7">final</text:span><text:span text:style-name="T8"> Singleton </text:span><text:span text:style-name="T10">Instance</text:span><text:span text:style-name="T8"> = </text:span><text:span text:style-name="T7">new</text:span><text:span text:style-name="T8"> Singleton();</text:span></text:p>
      <text:p text:style-name="P10"><text:tab/>}</text:p>
      <text:p text:style-name="P11"/>
      <text:p text:style-name="P8"><text:span text:style-name="T8"><text:tab/></text:span><text:span text:style-name="T7">private</text:span><text:span text:style-name="T8"> Singleton()</text:span></text:p>
      <text:p text:style-name="P10"><text:tab/>{</text:p>
      <text:p text:style-name="P10"><text:tab/>}</text:p>
      <text:p text:style-name="P11"/>
      <text:p text:style-name="P8"><text:span text:style-name="T8"><text:tab/></text:span><text:span text:style-name="T7">public</text:span><text:span text:style-name="T8"> </text:span><text:span text:style-name="T7">static</text:span><text:span text:style-name="T8"> Singleton GetInstance()</text:span></text:p>
      <text:p text:style-name="P10"><text:tab/>{</text:p>
      <text:p text:style-name="P8"><text:span text:style-name="T8"><text:tab/><text:tab/></text:span><text:span text:style-name="T7">return</text:span><text:span text:style-name="T8"> LazyHolder.</text:span><text:span text:style-name="T10">Instance</text:span><text:span text:style-name="T8">;</text:span></text:p>
      <text:p text:style-name="P10"><text:tab/>}</text:p>
      <text:p text:style-name="P9">}</text:p>
      <text:p text:style-name="Standard"/>
      <text:p text:style-name="First_20_line_20_indent">可以看出，只是把C#的readonly改成了final而已。</text:p>
      <text:p text:style-name="P14"/>
      <text:h text:style-name="Heading_20_2" text:outline-level="2">State</text:h>
      <text:p text:style-name="First_20_line_20_indent">代理模式是State模式的特例？？？</text:p>
      <text:h text:style-name="Heading_20_2" text:outline-level="2">Strategy策略模式</text:h>
      <text:h text:style-name="Heading_20_3" text:outline-level="3">目标</text:h>
      <text:p text:style-name="First_20_line_20_indent"><text:span text:style-name="T22">行为多样化</text:span><text:span text:style-name="T19">：</text:span><text:span text:style-name="T1">Factory专注于数据多样化，而Strategy</text:span>则<text:span text:style-name="T1">专注于行为（算法）多样化。Strategy模式是一个使用“委托”很好的的例子，它使用“组合”代替“继承”，从而实现行为与对象的解耦。</text:span></text:p>
      <text:p text:style-name="First_20_line_20_indent"><text:span text:style-name="T1">继承是一种很强的约束，它迫使子类必须与基类绑定在一起。因此，实际上多数情况下</text:span><text:span text:style-name="T1">我们都应用使用“组合”代替“继承”。我们认为：</text:span><text:span text:style-name="T23">基类应该提供契约（就像interface那样），而不是实现；基类的作用是抽象行为，而不是复用代码</text:span><text:span text:style-name="T1">。基类的代码中应该避免出现对具体行为的描述。</text:span></text:p>
      <text:p text:style-name="P13">Strategy使用委托，template method使用继承，两者经常可以进行互换以解决同样的问题。</text:p>
      <text:p text:style-name="P13">Strategy模式可以实现：</text:p>
      <text:list xml:id="list30587177" text:style-name="L25">
        <text:list-item>
          <text:p text:style-name="P46">同一对象实体在同一接口（函数）下的行为可以在运行期改变；</text:p>
        </text:list-item>
        <text:list-item>
          <text:p text:style-name="P46">同一类型的不同对象实体在同一接口（函数）下可以拥有不同的行为；</text:p>
        </text:list-item>
      </text:list>
      <text:p text:style-name="P2"/>
      <text:p text:style-name="P13"><text:soft-page-break/></text:p>
      <text:h text:style-name="Heading_20_3" text:outline-level="3">技巧</text:h>
      <text:list xml:id="list30575170" text:style-name="L26">
        <text:list-item>
          <text:p text:style-name="P47">使用函数指针（函数对象）；</text:p>
        </text:list-item>
        <text:list-item>
          <text:p text:style-name="P47">使用伪平行结构；</text:p>
        </text:list-item>
      </text:list>
      <text:p text:style-name="P2"/>
      <text:h text:style-name="Heading_20_2" text:outline-level="2">Template Method<text:span text:style-name="T1">模板方法</text:span></text:h>
      <text:h text:style-name="Heading_20_3" text:outline-level="3">目标</text:h>
      <text:p text:style-name="First_20_line_20_indent"><text:span text:style-name="T21">父类制定框架，子类提供细节</text:span><text:span text:style-name="T18">：</text:span>在父类框架中控制的有可能是算法流程，亦有可能是数据的预处理（条件检查）及后处理（清除工作）；在子类提供的有可能是数据细节，亦有可能是特定的算法。</text:p>
      <text:p text:style-name="First_20_line_20_indent"><text:span text:style-name="T21">中级控制机制</text:span><text:span text:style-name="T18">：</text:span>介于非虚函数提供的“占有它或离开它”和虚函数提供的“如果你不喜欢就替换掉所有的东西”这两种机制之间。将部分实现延迟到子类中进行，以有限的方式定制对象的行为。</text:p>
      <text:h text:style-name="P77" text:outline-level="3">约束</text:h>
      <text:list xml:id="list30580407" text:style-name="L27">
        <text:list-item>
          <text:p text:style-name="P66"><text:span text:style-name="T12">因为template method会使用到virtual函数，因此必须为Base类定义一个虚析构函数，即使Base中没有成员变量</text:span><text:span text:style-name="T1">；</text:span></text:p>
        </text:list-item>
        <text:list-item>
          <text:p text:style-name="P66"><text:span text:style-name="T1">template method中的virtual函数不应该被显性调用，只有Base类中的</text:span><text:span text:style-name="T23">外覆器</text:span><text:span text:style-name="T1">（wrapper）才可以调用它们；</text:span></text:p>
        </text:list-item>
      </text:list>
      <text:p text:style-name="P15"/>
      <text:h text:style-name="P75" text:outline-level="3">技巧</text:h>
      <text:p text:style-name="First_20_line_20_indent"><text:span text:style-name="T20">NVI手法</text:span><text:tab/><text:span text:style-name="T16">Non-virtual interface</text:span><text:span text:style-name="T1">是</text:span><text:span text:style-name="T17">Template Method</text:span><text:span text:style-name="T1">的一个独特表现形式，该手法约束所</text:span><text:span text:style-name="T1">有的对外接口都是非虚的（因此不适用于多态情形下的base class的析构函数），其使用要点包括：</text:span></text:p>
      <text:list xml:id="list30585482" text:style-name="L28">
        <text:list-item>
          <text:p text:style-name="P48">protected：将虚函数定义为protected的，约束外界对函数的访问能力；</text:p>
        </text:list-item>
        <text:list-item>
          <text:p text:style-name="P48">pure virtual：将虚函数定义为pure virtual的，这样对以后的扩展而言更加安全；</text:p>
        </text:list-item>
        <text:list-item>
          <text:p text:style-name="P60"><text:span text:style-name="T1">public wrapper：提供虚函数的</text:span><text:span text:style-name="T23">外覆器</text:span><text:span text:style-name="T1">（wrapper），外覆器应该是唯一调用virtual函数的地方；</text:span></text:p>
        </text:list-item>
        <text:list-item>
          <text:p text:style-name="P48">外覆器可以用inline函数，特别是当外覆器非常短小时，以消除调用代价；</text:p>
        </text:list-item>
        <text:list-item>
          <text:p text:style-name="P48"><text:span text:style-name="T20">DBC契约式设计</text:span>：NVI手法提供了一个机会可以让我们在基类中检测子类在override基类中的virtual函数时<text:span text:style-name="T20">是否正确地遵循了基类所假设的前置、后置条件</text:span>；</text:p>
        </text:list-item>
      </text:list>
      <text:p text:style-name="P2"/>
      <text:h text:style-name="Heading_20_2" text:outline-level="2">Visitor</text:h>
      <text:p text:style-name="P2"/>
      <text:h text:style-name="Heading_20_1" text:outline-level="1"><text:soft-page-break/>MVC</text:h>
      <text:p text:style-name="P2"/>
      <text:h text:style-name="Heading_20_2" text:outline-level="2">Model</text:h>
      <text:list xml:id="list30575147" text:style-name="L29">
        <text:list-item>
          <text:p text:style-name="P49">模型是一个Observer（观察者）；</text:p>
        </text:list-item>
        <text:list-item>
          <text:p text:style-name="P49">模型是自完备的，它的脑袋里不会有视图或控制器的概念，它可以同时使用多个视图，并在过程中不断的更换不同的控制器；</text:p>
        </text:list-item>
      </text:list>
      <text:p text:style-name="P2"/>
      <text:h text:style-name="Heading_20_2" text:outline-level="2">View</text:h>
      <text:list xml:id="list30602730" text:style-name="L30">
        <text:list-item>
          <text:p text:style-name="P50">视图是一个Composite（组合）；</text:p>
        </text:list-item>
        <text:list-item>
          <text:p text:style-name="P50">它只关心可视，而不处理行为，因为是控制器的事，对吧？</text:p>
        </text:list-item>
      </text:list>
      <text:p text:style-name="P2"/>
      <text:h text:style-name="Heading_20_2" text:outline-level="2">Controller</text:h>
      <text:list xml:id="list30578425" text:style-name="L31">
        <text:list-item>
          <text:p text:style-name="P51">控制器是一个strategy（策略）；</text:p>
        </text:list-item>
        <text:list-item>
          <text:p text:style-name="P51">它需要是一个interface，同时要求视图的任何操作请求只能通过该interface发出；</text:p>
        </text:list-item>
      </text:list>
      <text:p text:style-name="P2"/>
      <text:p text:style-name="P2"/>
      <text:h text:style-name="Heading_20_1" text:outline-level="1">反模式</text:h>
      <text:h text:style-name="Heading_20_2" text:outline-level="2">BusySpin忙循环</text:h>
      <text:p text:style-name="Standard"><text:tab/>在等待的时候不断占用CPU，通常是因为采用了重复检查而不是适当的消息机制<text:span text:style-name="T1">。</text:span></text:p>
      <text:p text:style-name="Standard"><text:span text:style-name="T1"/></text:p>
      <text:h text:style-name="Heading_20_2" text:outline-level="2"><text:span text:style-name="T1">SequentialCoupling顺序耦合</text:span></text:h>
      <text:p text:style-name="Standard"><text:span text:style-name="T1"><text:tab/>类对象的方法在使用时必须按照某种特定的顺序调用，比如某些称为init(), start()之类的方法。</text:span></text:p>
      <text:p text:style-name="Standard"><text:span text:style-name="T1"><text:tab/>这个问题在某些情况下可能是无法避免的，比如在有些情况下并非所有的初始化工作都可以在构造函数中完成，另外类的使用者也很有可能不是类的创建者。</text:span></text:p>
      <text:p text:style-name="Standard"><text:span text:style-name="T1"><text:tab/>在这种情况下，没有特别好的解决方案，通常可以考虑使用assert()并加入if()语言判断需要的条件变量是否已经被初始化。</text:span></text:p>
      <text:p text:style-name="Standard"/>
      <text:h text:style-name="Heading_20_1" text:outline-level="1">参考文献</text:h>
      <text:list xml:id="list30577240" text:style-name="L32">
        <text:list-item>
          <text:p text:style-name="P52">Robert C.Martin，《敏捷软件开发　原则、模式与实践》，清华大学出版社，2003-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face style:name="新宋体" svg:font-family="新宋体" style:font-family-generic="modern"/>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fo:font-size="12pt" fo:language="en" fo:country="US"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Standard" style:next-style-name="Standard" style:default-outline-level="1" style:class="text">
      <style:paragraph-properties fo:keep-together="always" fo:keep-with-next="always"/>
      <style:text-properties fo:font-size="15pt" fo:font-weight="bold" style:letter-kerning="true" style:font-size-asian="15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style:font-name="Arial" fo:font-size="14pt" fo:font-weight="bold" style:font-size-asian="14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font-weight="bold" style:font-size-asian="12pt" style:font-weight-asian="bold" style:font-size-complex="16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style:font-name="新宋体" fo:language="zxx" fo:country="none" fo:font-weight="bold" style:letter-kerning="true" style:font-name-asian="新宋体" style:language-asian="zxx" style:country-asian="none" style:font-weight-asian="bold" style:font-size-complex="9pt" style:font-weight-complex="bold"/>
    </style:style>
    <style:style style:name="Heading_20_5" style:display-name="Heading 5" style:family="paragraph" style:parent-style-name="Standard" style:next-style-name="Standard" style:default-outline-level="5" style:class="text">
      <style:paragraph-properties fo:keep-together="always" fo:keep-with-next="always"/>
      <style:text-properties fo:font-weight="bold"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text-properties fo:font-size="10.5pt" style:font-size-asian="10.5pt"/>
    </style:style>
    <style:style style:name="Index_20_1" style:display-name="Index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Standard" style:next-style-name="Standard" style:class="index">
      <style:paragraph-properties fo:margin-left="2.223cm" fo:margin-right="0cm" fo:text-indent="0cm" style:auto-text-indent="false"/>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2.963cm" fo:margin-right="0cm" fo:text-indent="0cm" style:auto-text-indent="false"/>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宋体" fo:font-size="12pt" style:letter-kerning="true" style:font-size-asian="12pt" style:font-name-complex="宋体"/>
    </style:style>
    <style:style style:name="文档结构图" style:family="paragraph" style:parent-style-name="Standard">
      <style:paragraph-properties fo:background-color="#000080">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master-page-name="">
      <style:paragraph-properties fo:margin-left="0cm" fo:margin-right="0cm" fo:text-indent="0.6cm" style:auto-text-indent="false" style:page-number="auto"/>
    </style:style>
    <style:style style:name="WW8Num1z0" style:family="text">
      <style:text-properties style:font-name="Wingdings"/>
    </style:style>
    <style:style style:name="WW8Num2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10z0" style:family="text">
      <style:text-properties style:font-name="Wingdings"/>
    </style:style>
    <style:style style:name="WW8Num11z0" style:family="text">
      <style:text-properties style:font-name="Wingdings"/>
    </style:style>
    <style:style style:name="WW8Num12z1" style:family="text">
      <style:text-properties style:font-name="Wingdings"/>
    </style:style>
    <style:style style:name="WW8Num14z0" style:family="text">
      <style:text-properties style:font-name="Wingdings"/>
    </style:style>
    <style:style style:name="WW8Num15z1" style:family="text">
      <style:text-properties style:font-name="Wingdings"/>
    </style:style>
    <style:style style:name="WW8Num16z0" style:family="text">
      <style:text-properties style:font-name="Wingdings"/>
    </style:style>
    <style:style style:name="WW8Num19z0" style:family="text">
      <style:text-properties style:font-name="Wingdings"/>
    </style:style>
    <style:style style:name="WW8Num20z0"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1" style:family="text">
      <style:text-properties style:font-name="Wingdings"/>
    </style:style>
    <style:style style:name="WW8Num24z0" style:family="text">
      <style:text-properties style:font-name="Wingdings"/>
    </style:style>
    <style:style style:name="WW8Num25z0" style:family="text">
      <style:text-properties style:font-name="Wingdings"/>
    </style:style>
    <style:style style:name="WW8Num26z0" style:family="text">
      <style:text-properties style:font-name="Wingdings"/>
    </style:style>
    <style:style style:name="WW8Num27z0" style:family="text">
      <style:text-properties style:font-name="Wingdings"/>
    </style:style>
    <style:style style:name="WW8Num28z0" style:family="text">
      <style:text-properties style:font-name="Wingdings"/>
    </style:style>
    <style:style style:name="WW8Num29z1" style:family="text">
      <style:text-properties style:font-name="Wingdings"/>
    </style:style>
    <style:style style:name="WW8Num30z0" style:family="text">
      <style:text-properties style:font-name="Wingdings"/>
    </style:style>
    <style:style style:name="WW8Num36z0" style:family="text">
      <style:text-properties style:font-name="Wingdings"/>
    </style:style>
    <style:style style:name="WW8Num37z0" style:family="text">
      <style:text-properties style:font-name="Wingdings"/>
    </style:style>
    <style:style style:name="默认段落字体" style:family="text"/>
    <style:style style:name="标题_20_3_20_Char" style:display-name="标题 3 Char" style:family="text" style:parent-style-name="默认段落字体">
      <style:text-properties fo:font-size="12pt" fo:language="en" fo:country="US" fo:font-weight="bold" style:letter-kerning="true" style:font-name-asian="宋体" style:font-size-asian="12pt" style:language-asian="zh" style:country-asian="CN" style:font-weight-asian="bold" style:font-size-complex="16pt" style:language-complex="ar" style:country-complex="SA" style:font-weight-complex="bold"/>
    </style:style>
    <style:style style:name="标题_20_4_20_Char" style:display-name="标题 4 Char" style:family="text" style:parent-style-name="默认段落字体">
      <style:text-properties style:font-name="新宋体" fo:font-size="10.5pt" fo:language="en" fo:country="US" fo:font-weight="bold" style:font-name-asian="新宋体" style:font-size-asian="10.5pt" style:language-asian="zxx" style:country-asian="none" style:font-weight-asian="bold" style:font-size-complex="9pt" style:language-complex="ar" style:country-complex="SA" style:font-weight-complex="bold"/>
    </style:style>
    <style:style style:name="标题_20_5_20_Char" style:display-name="标题 5 Char" style:family="text" style:parent-style-name="默认段落字体">
      <style:text-properties fo:font-size="10.5pt" fo:language="en" fo:country="US" fo:font-weight="bold" style:letter-kerning="true" style:font-name-asian="宋体" style:font-size-asian="10.5pt" style:language-asian="zh" style:country-asian="CN" style:font-weight-asian="bold" style:font-size-complex="14pt" style:language-complex="ar" style:country-complex="SA" style:font-weight-complex="bold"/>
    </style:style>
    <style:style style:name="Internet_20_link" style:display-name="Internet link" style:family="text" style:parent-style-name="默认段落字体">
      <style:text-properties fo:color="#0000ff" style:text-underline-style="solid" style:text-underline-width="auto" style:text-underline-color="font-color"/>
    </style:style>
    <style:style style:name="Page_20_Number" style:display-name="Page Number" style:family="text" style:parent-style-name="默认段落字体"/>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WW8Num1">
      <text:list-level-style-bullet text:level="1" text:style-name="WW8Num1z0" style:num-suffix="." text:bullet-char="">
        <style:list-level-properties text:min-label-width="0.741cm"/>
        <style:text-properties style:font-name="Wingdings"/>
      </text:list-level-style-bullet>
      <text:list-level-style-bullet text:level="2" text:style-name="WW8Num1z0" style:num-suffix="." text:bullet-char="">
        <style:list-level-properties text:space-before="0.741cm" text:min-label-width="0.741cm"/>
        <style:text-properties style:font-name="Wingdings"/>
      </text:list-level-style-bullet>
      <text:list-level-style-bullet text:level="3" text:style-name="WW8Num1z0" style:num-suffix="." text:bullet-char="">
        <style:list-level-properties text:space-before="1.482cm" text:min-label-width="0.741cm"/>
        <style:text-properties style:font-name="Wingdings"/>
      </text:list-level-style-bullet>
      <text:list-level-style-bullet text:level="4" text:style-name="WW8Num1z0" style:num-suffix="." text:bullet-char="">
        <style:list-level-properties text:space-before="2.222cm" text:min-label-width="0.741cm"/>
        <style:text-properties style:font-name="Wingdings"/>
      </text:list-level-style-bullet>
      <text:list-level-style-bullet text:level="5" text:style-name="WW8Num1z0" style:num-suffix="." text:bullet-char="">
        <style:list-level-properties text:space-before="2.963cm" text:min-label-width="0.741cm"/>
        <style:text-properties style:font-name="Wingdings"/>
      </text:list-level-style-bullet>
      <text:list-level-style-bullet text:level="6" text:style-name="WW8Num1z0" style:num-suffix="." text:bullet-char="">
        <style:list-level-properties text:space-before="3.704cm" text:min-label-width="0.741cm"/>
        <style:text-properties style:font-name="Wingdings"/>
      </text:list-level-style-bullet>
      <text:list-level-style-bullet text:level="7" text:style-name="WW8Num1z0" style:num-suffix="." text:bullet-char="">
        <style:list-level-properties text:space-before="4.445cm" text:min-label-width="0.741cm"/>
        <style:text-properties style:font-name="Wingdings"/>
      </text:list-level-style-bullet>
      <text:list-level-style-bullet text:level="8" text:style-name="WW8Num1z0" style:num-suffix="." text:bullet-char="">
        <style:list-level-properties text:space-before="5.186cm" text:min-label-width="0.741cm"/>
        <style:text-properties style:font-name="Wingdings"/>
      </text:list-level-style-bullet>
      <text:list-level-style-bullet text:level="9" text:style-name="WW8Num1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741cm"/>
        <style:text-properties style:font-name="Wingdings"/>
      </text:list-level-style-bullet>
      <text:list-level-style-bullet text:level="2" text:style-name="WW8Num2z0" style:num-suffix="." text:bullet-char="">
        <style:list-level-properties text:space-before="0.741cm" text:min-label-width="0.741cm"/>
        <style:text-properties style:font-name="Wingdings"/>
      </text:list-level-style-bullet>
      <text:list-level-style-bullet text:level="3" text:style-name="WW8Num2z0" style:num-suffix="." text:bullet-char="">
        <style:list-level-properties text:space-before="1.482cm" text:min-label-width="0.741cm"/>
        <style:text-properties style:font-name="Wingdings"/>
      </text:list-level-style-bullet>
      <text:list-level-style-bullet text:level="4" text:style-name="WW8Num2z0" style:num-suffix="." text:bullet-char="">
        <style:list-level-properties text:space-before="2.222cm" text:min-label-width="0.741cm"/>
        <style:text-properties style:font-name="Wingdings"/>
      </text:list-level-style-bullet>
      <text:list-level-style-bullet text:level="5" text:style-name="WW8Num2z0" style:num-suffix="." text:bullet-char="">
        <style:list-level-properties text:space-before="2.963cm" text:min-label-width="0.741cm"/>
        <style:text-properties style:font-name="Wingdings"/>
      </text:list-level-style-bullet>
      <text:list-level-style-bullet text:level="6" text:style-name="WW8Num2z0" style:num-suffix="." text:bullet-char="">
        <style:list-level-properties text:space-before="3.704cm" text:min-label-width="0.741cm"/>
        <style:text-properties style:font-name="Wingdings"/>
      </text:list-level-style-bullet>
      <text:list-level-style-bullet text:level="7" text:style-name="WW8Num2z0" style:num-suffix="." text:bullet-char="">
        <style:list-level-properties text:space-before="4.445cm" text:min-label-width="0.741cm"/>
        <style:text-properties style:font-name="Wingdings"/>
      </text:list-level-style-bullet>
      <text:list-level-style-bullet text:level="8" text:style-name="WW8Num2z0" style:num-suffix="." text:bullet-char="">
        <style:list-level-properties text:space-before="5.186cm" text:min-label-width="0.741cm"/>
        <style:text-properties style:font-name="Wingdings"/>
      </text:list-level-style-bullet>
      <text:list-level-style-bullet text:level="9" text:style-name="WW8Num2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741cm"/>
        <style:text-properties style:font-name="Wingdings"/>
      </text:list-level-style-bullet>
      <text:list-level-style-bullet text:level="2" text:style-name="WW8Num4z0" style:num-suffix="." text:bullet-char="">
        <style:list-level-properties text:space-before="0.741cm" text:min-label-width="0.741cm"/>
        <style:text-properties style:font-name="Wingdings"/>
      </text:list-level-style-bullet>
      <text:list-level-style-bullet text:level="3" text:style-name="WW8Num4z0" style:num-suffix="." text:bullet-char="">
        <style:list-level-properties text:space-before="1.482cm" text:min-label-width="0.741cm"/>
        <style:text-properties style:font-name="Wingdings"/>
      </text:list-level-style-bullet>
      <text:list-level-style-bullet text:level="4" text:style-name="WW8Num4z0" style:num-suffix="." text:bullet-char="">
        <style:list-level-properties text:space-before="2.222cm" text:min-label-width="0.741cm"/>
        <style:text-properties style:font-name="Wingdings"/>
      </text:list-level-style-bullet>
      <text:list-level-style-bullet text:level="5" text:style-name="WW8Num4z0" style:num-suffix="." text:bullet-char="">
        <style:list-level-properties text:space-before="2.963cm" text:min-label-width="0.741cm"/>
        <style:text-properties style:font-name="Wingdings"/>
      </text:list-level-style-bullet>
      <text:list-level-style-bullet text:level="6" text:style-name="WW8Num4z0" style:num-suffix="." text:bullet-char="">
        <style:list-level-properties text:space-before="3.704cm" text:min-label-width="0.741cm"/>
        <style:text-properties style:font-name="Wingdings"/>
      </text:list-level-style-bullet>
      <text:list-level-style-bullet text:level="7" text:style-name="WW8Num4z0" style:num-suffix="." text:bullet-char="">
        <style:list-level-properties text:space-before="4.445cm" text:min-label-width="0.741cm"/>
        <style:text-properties style:font-name="Wingdings"/>
      </text:list-level-style-bullet>
      <text:list-level-style-bullet text:level="8" text:style-name="WW8Num4z0" style:num-suffix="." text:bullet-char="">
        <style:list-level-properties text:space-before="5.186cm" text:min-label-width="0.741cm"/>
        <style:text-properties style:font-name="Wingdings"/>
      </text:list-level-style-bullet>
      <text:list-level-style-bullet text:level="9" text:style-name="WW8Num4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741cm"/>
        <style:text-properties style:font-name="Wingdings"/>
      </text:list-level-style-bullet>
      <text:list-level-style-bullet text:level="2" text:style-name="WW8Num5z0" style:num-suffix="." text:bullet-char="">
        <style:list-level-properties text:space-before="0.741cm" text:min-label-width="0.741cm"/>
        <style:text-properties style:font-name="Wingdings"/>
      </text:list-level-style-bullet>
      <text:list-level-style-bullet text:level="3" text:style-name="WW8Num5z0" style:num-suffix="." text:bullet-char="">
        <style:list-level-properties text:space-before="1.482cm" text:min-label-width="0.741cm"/>
        <style:text-properties style:font-name="Wingdings"/>
      </text:list-level-style-bullet>
      <text:list-level-style-bullet text:level="4" text:style-name="WW8Num5z0" style:num-suffix="." text:bullet-char="">
        <style:list-level-properties text:space-before="2.222cm" text:min-label-width="0.741cm"/>
        <style:text-properties style:font-name="Wingdings"/>
      </text:list-level-style-bullet>
      <text:list-level-style-bullet text:level="5" text:style-name="WW8Num5z0" style:num-suffix="." text:bullet-char="">
        <style:list-level-properties text:space-before="2.963cm" text:min-label-width="0.741cm"/>
        <style:text-properties style:font-name="Wingdings"/>
      </text:list-level-style-bullet>
      <text:list-level-style-bullet text:level="6" text:style-name="WW8Num5z0" style:num-suffix="." text:bullet-char="">
        <style:list-level-properties text:space-before="3.704cm" text:min-label-width="0.741cm"/>
        <style:text-properties style:font-name="Wingdings"/>
      </text:list-level-style-bullet>
      <text:list-level-style-bullet text:level="7" text:style-name="WW8Num5z0" style:num-suffix="." text:bullet-char="">
        <style:list-level-properties text:space-before="4.445cm" text:min-label-width="0.741cm"/>
        <style:text-properties style:font-name="Wingdings"/>
      </text:list-level-style-bullet>
      <text:list-level-style-bullet text:level="8" text:style-name="WW8Num5z0" style:num-suffix="." text:bullet-char="">
        <style:list-level-properties text:space-before="5.186cm" text:min-label-width="0.741cm"/>
        <style:text-properties style:font-name="Wingdings"/>
      </text:list-level-style-bullet>
      <text:list-level-style-bullet text:level="9" text:style-name="WW8Num5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741cm"/>
        <style:text-properties style:font-name="Wingdings"/>
      </text:list-level-style-bullet>
      <text:list-level-style-bullet text:level="2" text:style-name="WW8Num6z0" style:num-suffix="." text:bullet-char="">
        <style:list-level-properties text:space-before="0.741cm" text:min-label-width="0.741cm"/>
        <style:text-properties style:font-name="Wingdings"/>
      </text:list-level-style-bullet>
      <text:list-level-style-bullet text:level="3" text:style-name="WW8Num6z0" style:num-suffix="." text:bullet-char="">
        <style:list-level-properties text:space-before="1.482cm" text:min-label-width="0.741cm"/>
        <style:text-properties style:font-name="Wingdings"/>
      </text:list-level-style-bullet>
      <text:list-level-style-bullet text:level="4" text:style-name="WW8Num6z0" style:num-suffix="." text:bullet-char="">
        <style:list-level-properties text:space-before="2.222cm" text:min-label-width="0.741cm"/>
        <style:text-properties style:font-name="Wingdings"/>
      </text:list-level-style-bullet>
      <text:list-level-style-bullet text:level="5" text:style-name="WW8Num6z0" style:num-suffix="." text:bullet-char="">
        <style:list-level-properties text:space-before="2.963cm" text:min-label-width="0.741cm"/>
        <style:text-properties style:font-name="Wingdings"/>
      </text:list-level-style-bullet>
      <text:list-level-style-bullet text:level="6" text:style-name="WW8Num6z0" style:num-suffix="." text:bullet-char="">
        <style:list-level-properties text:space-before="3.704cm" text:min-label-width="0.741cm"/>
        <style:text-properties style:font-name="Wingdings"/>
      </text:list-level-style-bullet>
      <text:list-level-style-bullet text:level="7" text:style-name="WW8Num6z0" style:num-suffix="." text:bullet-char="">
        <style:list-level-properties text:space-before="4.445cm" text:min-label-width="0.741cm"/>
        <style:text-properties style:font-name="Wingdings"/>
      </text:list-level-style-bullet>
      <text:list-level-style-bullet text:level="8" text:style-name="WW8Num6z0" style:num-suffix="." text:bullet-char="">
        <style:list-level-properties text:space-before="5.186cm" text:min-label-width="0.741cm"/>
        <style:text-properties style:font-name="Wingdings"/>
      </text:list-level-style-bullet>
      <text:list-level-style-bullet text:level="9" text:style-name="WW8Num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741cm"/>
        <style:text-properties style:font-name="Wingdings"/>
      </text:list-level-style-bullet>
      <text:list-level-style-bullet text:level="2" text:style-name="WW8Num7z0" style:num-suffix="." text:bullet-char="">
        <style:list-level-properties text:space-before="0.741cm" text:min-label-width="0.741cm"/>
        <style:text-properties style:font-name="Wingdings"/>
      </text:list-level-style-bullet>
      <text:list-level-style-bullet text:level="3" text:style-name="WW8Num7z0" style:num-suffix="." text:bullet-char="">
        <style:list-level-properties text:space-before="1.482cm" text:min-label-width="0.741cm"/>
        <style:text-properties style:font-name="Wingdings"/>
      </text:list-level-style-bullet>
      <text:list-level-style-bullet text:level="4" text:style-name="WW8Num7z0" style:num-suffix="." text:bullet-char="">
        <style:list-level-properties text:space-before="2.222cm" text:min-label-width="0.741cm"/>
        <style:text-properties style:font-name="Wingdings"/>
      </text:list-level-style-bullet>
      <text:list-level-style-bullet text:level="5" text:style-name="WW8Num7z0" style:num-suffix="." text:bullet-char="">
        <style:list-level-properties text:space-before="2.963cm" text:min-label-width="0.741cm"/>
        <style:text-properties style:font-name="Wingdings"/>
      </text:list-level-style-bullet>
      <text:list-level-style-bullet text:level="6" text:style-name="WW8Num7z0" style:num-suffix="." text:bullet-char="">
        <style:list-level-properties text:space-before="3.704cm" text:min-label-width="0.741cm"/>
        <style:text-properties style:font-name="Wingdings"/>
      </text:list-level-style-bullet>
      <text:list-level-style-bullet text:level="7" text:style-name="WW8Num7z0" style:num-suffix="." text:bullet-char="">
        <style:list-level-properties text:space-before="4.445cm" text:min-label-width="0.741cm"/>
        <style:text-properties style:font-name="Wingdings"/>
      </text:list-level-style-bullet>
      <text:list-level-style-bullet text:level="8" text:style-name="WW8Num7z0" style:num-suffix="." text:bullet-char="">
        <style:list-level-properties text:space-before="5.186cm" text:min-label-width="0.741cm"/>
        <style:text-properties style:font-name="Wingdings"/>
      </text:list-level-style-bullet>
      <text:list-level-style-bullet text:level="9" text:style-name="WW8Num7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741cm"/>
        <style:text-properties style:font-name="Wingdings"/>
      </text:list-level-style-bullet>
      <text:list-level-style-bullet text:level="2" text:style-name="WW8Num10z0" style:num-suffix="." text:bullet-char="">
        <style:list-level-properties text:space-before="0.741cm" text:min-label-width="0.741cm"/>
        <style:text-properties style:font-name="Wingdings"/>
      </text:list-level-style-bullet>
      <text:list-level-style-bullet text:level="3" text:style-name="WW8Num10z0" style:num-suffix="." text:bullet-char="">
        <style:list-level-properties text:space-before="1.482cm" text:min-label-width="0.741cm"/>
        <style:text-properties style:font-name="Wingdings"/>
      </text:list-level-style-bullet>
      <text:list-level-style-bullet text:level="4" text:style-name="WW8Num10z0" style:num-suffix="." text:bullet-char="">
        <style:list-level-properties text:space-before="2.222cm" text:min-label-width="0.741cm"/>
        <style:text-properties style:font-name="Wingdings"/>
      </text:list-level-style-bullet>
      <text:list-level-style-bullet text:level="5" text:style-name="WW8Num10z0" style:num-suffix="." text:bullet-char="">
        <style:list-level-properties text:space-before="2.963cm" text:min-label-width="0.741cm"/>
        <style:text-properties style:font-name="Wingdings"/>
      </text:list-level-style-bullet>
      <text:list-level-style-bullet text:level="6" text:style-name="WW8Num10z0" style:num-suffix="." text:bullet-char="">
        <style:list-level-properties text:space-before="3.704cm" text:min-label-width="0.741cm"/>
        <style:text-properties style:font-name="Wingdings"/>
      </text:list-level-style-bullet>
      <text:list-level-style-bullet text:level="7" text:style-name="WW8Num10z0" style:num-suffix="." text:bullet-char="">
        <style:list-level-properties text:space-before="4.445cm" text:min-label-width="0.741cm"/>
        <style:text-properties style:font-name="Wingdings"/>
      </text:list-level-style-bullet>
      <text:list-level-style-bullet text:level="8" text:style-name="WW8Num10z0" style:num-suffix="." text:bullet-char="">
        <style:list-level-properties text:space-before="5.186cm" text:min-label-width="0.741cm"/>
        <style:text-properties style:font-name="Wingdings"/>
      </text:list-level-style-bullet>
      <text:list-level-style-bullet text:level="9" text:style-name="WW8Num10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741cm"/>
        <style:text-properties style:font-name="Wingdings"/>
      </text:list-level-style-bullet>
      <text:list-level-style-bullet text:level="2" text:style-name="WW8Num11z0" style:num-suffix="." text:bullet-char="">
        <style:list-level-properties text:space-before="0.741cm" text:min-label-width="0.741cm"/>
        <style:text-properties style:font-name="Wingdings"/>
      </text:list-level-style-bullet>
      <text:list-level-style-bullet text:level="3" text:style-name="WW8Num11z0" style:num-suffix="." text:bullet-char="">
        <style:list-level-properties text:space-before="1.482cm" text:min-label-width="0.741cm"/>
        <style:text-properties style:font-name="Wingdings"/>
      </text:list-level-style-bullet>
      <text:list-level-style-bullet text:level="4" text:style-name="WW8Num11z0" style:num-suffix="." text:bullet-char="">
        <style:list-level-properties text:space-before="2.222cm" text:min-label-width="0.741cm"/>
        <style:text-properties style:font-name="Wingdings"/>
      </text:list-level-style-bullet>
      <text:list-level-style-bullet text:level="5" text:style-name="WW8Num11z0" style:num-suffix="." text:bullet-char="">
        <style:list-level-properties text:space-before="2.963cm" text:min-label-width="0.741cm"/>
        <style:text-properties style:font-name="Wingdings"/>
      </text:list-level-style-bullet>
      <text:list-level-style-bullet text:level="6" text:style-name="WW8Num11z0" style:num-suffix="." text:bullet-char="">
        <style:list-level-properties text:space-before="3.704cm" text:min-label-width="0.741cm"/>
        <style:text-properties style:font-name="Wingdings"/>
      </text:list-level-style-bullet>
      <text:list-level-style-bullet text:level="7" text:style-name="WW8Num11z0" style:num-suffix="." text:bullet-char="">
        <style:list-level-properties text:space-before="4.445cm" text:min-label-width="0.741cm"/>
        <style:text-properties style:font-name="Wingdings"/>
      </text:list-level-style-bullet>
      <text:list-level-style-bullet text:level="8" text:style-name="WW8Num11z0" style:num-suffix="." text:bullet-char="">
        <style:list-level-properties text:space-before="5.186cm" text:min-label-width="0.741cm"/>
        <style:text-properties style:font-name="Wingdings"/>
      </text:list-level-style-bullet>
      <text:list-level-style-bullet text:level="9" text:style-name="WW8Num11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min-label-width="0.741cm"/>
      </text:list-level-style-number>
      <text:list-level-style-bullet text:level="2" text:style-name="WW8Num12z1" style:num-suffix="." text:bullet-char="">
        <style:list-level-properties text:space-before="0.741cm" text:min-label-width="0.741cm"/>
        <style:text-properties style:font-name="Wingdings"/>
      </text:list-level-style-bullet>
      <text:list-level-style-bullet text:level="3" text:style-name="WW8Num12z1" style:num-suffix="." text:bullet-char="">
        <style:list-level-properties text:space-before="1.482cm" text:min-label-width="0.741cm"/>
        <style:text-properties style:font-name="Wingdings"/>
      </text:list-level-style-bullet>
      <text:list-level-style-bullet text:level="4" text:style-name="WW8Num12z1" style:num-suffix="." text:bullet-char="">
        <style:list-level-properties text:space-before="2.222cm" text:min-label-width="0.741cm"/>
        <style:text-properties style:font-name="Wingdings"/>
      </text:list-level-style-bullet>
      <text:list-level-style-bullet text:level="5" text:style-name="WW8Num12z1" style:num-suffix="." text:bullet-char="">
        <style:list-level-properties text:space-before="2.963cm" text:min-label-width="0.741cm"/>
        <style:text-properties style:font-name="Wingdings"/>
      </text:list-level-style-bullet>
      <text:list-level-style-bullet text:level="6" text:style-name="WW8Num12z1" style:num-suffix="." text:bullet-char="">
        <style:list-level-properties text:space-before="3.704cm" text:min-label-width="0.741cm"/>
        <style:text-properties style:font-name="Wingdings"/>
      </text:list-level-style-bullet>
      <text:list-level-style-bullet text:level="7" text:style-name="WW8Num12z1" style:num-suffix="." text:bullet-char="">
        <style:list-level-properties text:space-before="4.445cm" text:min-label-width="0.741cm"/>
        <style:text-properties style:font-name="Wingdings"/>
      </text:list-level-style-bullet>
      <text:list-level-style-bullet text:level="8" text:style-name="WW8Num12z1" style:num-suffix="." text:bullet-char="">
        <style:list-level-properties text:space-before="5.186cm" text:min-label-width="0.741cm"/>
        <style:text-properties style:font-name="Wingdings"/>
      </text:list-level-style-bullet>
      <text:list-level-style-bullet text:level="9" text:style-name="WW8Num12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741cm"/>
        <style:text-properties style:font-name="Wingdings"/>
      </text:list-level-style-bullet>
      <text:list-level-style-bullet text:level="2" text:style-name="WW8Num14z0" style:num-suffix="." text:bullet-char="">
        <style:list-level-properties text:space-before="0.741cm" text:min-label-width="0.741cm"/>
        <style:text-properties style:font-name="Wingdings"/>
      </text:list-level-style-bullet>
      <text:list-level-style-bullet text:level="3" text:style-name="WW8Num14z0" style:num-suffix="." text:bullet-char="">
        <style:list-level-properties text:space-before="1.482cm" text:min-label-width="0.741cm"/>
        <style:text-properties style:font-name="Wingdings"/>
      </text:list-level-style-bullet>
      <text:list-level-style-bullet text:level="4" text:style-name="WW8Num14z0" style:num-suffix="." text:bullet-char="">
        <style:list-level-properties text:space-before="2.222cm" text:min-label-width="0.741cm"/>
        <style:text-properties style:font-name="Wingdings"/>
      </text:list-level-style-bullet>
      <text:list-level-style-bullet text:level="5" text:style-name="WW8Num14z0" style:num-suffix="." text:bullet-char="">
        <style:list-level-properties text:space-before="2.963cm" text:min-label-width="0.741cm"/>
        <style:text-properties style:font-name="Wingdings"/>
      </text:list-level-style-bullet>
      <text:list-level-style-bullet text:level="6" text:style-name="WW8Num14z0" style:num-suffix="." text:bullet-char="">
        <style:list-level-properties text:space-before="3.704cm" text:min-label-width="0.741cm"/>
        <style:text-properties style:font-name="Wingdings"/>
      </text:list-level-style-bullet>
      <text:list-level-style-bullet text:level="7" text:style-name="WW8Num14z0" style:num-suffix="." text:bullet-char="">
        <style:list-level-properties text:space-before="4.445cm" text:min-label-width="0.741cm"/>
        <style:text-properties style:font-name="Wingdings"/>
      </text:list-level-style-bullet>
      <text:list-level-style-bullet text:level="8" text:style-name="WW8Num14z0" style:num-suffix="." text:bullet-char="">
        <style:list-level-properties text:space-before="5.186cm" text:min-label-width="0.741cm"/>
        <style:text-properties style:font-name="Wingdings"/>
      </text:list-level-style-bullet>
      <text:list-level-style-bullet text:level="9" text:style-name="WW8Num14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741cm"/>
      </text:list-level-style-number>
      <text:list-level-style-bullet text:level="2" text:style-name="WW8Num15z1" style:num-suffix="." text:bullet-char="">
        <style:list-level-properties text:space-before="0.741cm" text:min-label-width="0.741cm"/>
        <style:text-properties style:font-name="Wingdings"/>
      </text:list-level-style-bullet>
      <text:list-level-style-bullet text:level="3" text:style-name="WW8Num15z1" style:num-suffix="." text:bullet-char="">
        <style:list-level-properties text:space-before="1.482cm" text:min-label-width="0.741cm"/>
        <style:text-properties style:font-name="Wingdings"/>
      </text:list-level-style-bullet>
      <text:list-level-style-bullet text:level="4" text:style-name="WW8Num15z1" style:num-suffix="." text:bullet-char="">
        <style:list-level-properties text:space-before="2.222cm" text:min-label-width="0.741cm"/>
        <style:text-properties style:font-name="Wingdings"/>
      </text:list-level-style-bullet>
      <text:list-level-style-bullet text:level="5" text:style-name="WW8Num15z1" style:num-suffix="." text:bullet-char="">
        <style:list-level-properties text:space-before="2.963cm" text:min-label-width="0.741cm"/>
        <style:text-properties style:font-name="Wingdings"/>
      </text:list-level-style-bullet>
      <text:list-level-style-bullet text:level="6" text:style-name="WW8Num15z1" style:num-suffix="." text:bullet-char="">
        <style:list-level-properties text:space-before="3.704cm" text:min-label-width="0.741cm"/>
        <style:text-properties style:font-name="Wingdings"/>
      </text:list-level-style-bullet>
      <text:list-level-style-bullet text:level="7" text:style-name="WW8Num15z1" style:num-suffix="." text:bullet-char="">
        <style:list-level-properties text:space-before="4.445cm" text:min-label-width="0.741cm"/>
        <style:text-properties style:font-name="Wingdings"/>
      </text:list-level-style-bullet>
      <text:list-level-style-bullet text:level="8" text:style-name="WW8Num15z1" style:num-suffix="." text:bullet-char="">
        <style:list-level-properties text:space-before="5.186cm" text:min-label-width="0.741cm"/>
        <style:text-properties style:font-name="Wingdings"/>
      </text:list-level-style-bullet>
      <text:list-level-style-bullet text:level="9" text:style-name="WW8Num15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741cm"/>
        <style:text-properties style:font-name="Wingdings"/>
      </text:list-level-style-bullet>
      <text:list-level-style-bullet text:level="2" text:style-name="WW8Num16z0" style:num-suffix="." text:bullet-char="">
        <style:list-level-properties text:space-before="0.741cm" text:min-label-width="0.741cm"/>
        <style:text-properties style:font-name="Wingdings"/>
      </text:list-level-style-bullet>
      <text:list-level-style-bullet text:level="3" text:style-name="WW8Num16z0" style:num-suffix="." text:bullet-char="">
        <style:list-level-properties text:space-before="1.482cm" text:min-label-width="0.741cm"/>
        <style:text-properties style:font-name="Wingdings"/>
      </text:list-level-style-bullet>
      <text:list-level-style-bullet text:level="4" text:style-name="WW8Num16z0" style:num-suffix="." text:bullet-char="">
        <style:list-level-properties text:space-before="2.222cm" text:min-label-width="0.741cm"/>
        <style:text-properties style:font-name="Wingdings"/>
      </text:list-level-style-bullet>
      <text:list-level-style-bullet text:level="5" text:style-name="WW8Num16z0" style:num-suffix="." text:bullet-char="">
        <style:list-level-properties text:space-before="2.963cm" text:min-label-width="0.741cm"/>
        <style:text-properties style:font-name="Wingdings"/>
      </text:list-level-style-bullet>
      <text:list-level-style-bullet text:level="6" text:style-name="WW8Num16z0" style:num-suffix="." text:bullet-char="">
        <style:list-level-properties text:space-before="3.704cm" text:min-label-width="0.741cm"/>
        <style:text-properties style:font-name="Wingdings"/>
      </text:list-level-style-bullet>
      <text:list-level-style-bullet text:level="7" text:style-name="WW8Num16z0" style:num-suffix="." text:bullet-char="">
        <style:list-level-properties text:space-before="4.445cm" text:min-label-width="0.741cm"/>
        <style:text-properties style:font-name="Wingdings"/>
      </text:list-level-style-bullet>
      <text:list-level-style-bullet text:level="8" text:style-name="WW8Num16z0" style:num-suffix="." text:bullet-char="">
        <style:list-level-properties text:space-before="5.186cm" text:min-label-width="0.741cm"/>
        <style:text-properties style:font-name="Wingdings"/>
      </text:list-level-style-bullet>
      <text:list-level-style-bullet text:level="9" text:style-name="WW8Num1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741cm"/>
        <style:text-properties style:font-name="Wingdings"/>
      </text:list-level-style-bullet>
      <text:list-level-style-bullet text:level="2" text:style-name="WW8Num19z0" style:num-suffix="." text:bullet-char="">
        <style:list-level-properties text:space-before="0.741cm" text:min-label-width="0.741cm"/>
        <style:text-properties style:font-name="Wingdings"/>
      </text:list-level-style-bullet>
      <text:list-level-style-bullet text:level="3" text:style-name="WW8Num19z0" style:num-suffix="." text:bullet-char="">
        <style:list-level-properties text:space-before="1.482cm" text:min-label-width="0.741cm"/>
        <style:text-properties style:font-name="Wingdings"/>
      </text:list-level-style-bullet>
      <text:list-level-style-bullet text:level="4" text:style-name="WW8Num19z0" style:num-suffix="." text:bullet-char="">
        <style:list-level-properties text:space-before="2.222cm" text:min-label-width="0.741cm"/>
        <style:text-properties style:font-name="Wingdings"/>
      </text:list-level-style-bullet>
      <text:list-level-style-bullet text:level="5" text:style-name="WW8Num19z0" style:num-suffix="." text:bullet-char="">
        <style:list-level-properties text:space-before="2.963cm" text:min-label-width="0.741cm"/>
        <style:text-properties style:font-name="Wingdings"/>
      </text:list-level-style-bullet>
      <text:list-level-style-bullet text:level="6" text:style-name="WW8Num19z0" style:num-suffix="." text:bullet-char="">
        <style:list-level-properties text:space-before="3.704cm" text:min-label-width="0.741cm"/>
        <style:text-properties style:font-name="Wingdings"/>
      </text:list-level-style-bullet>
      <text:list-level-style-bullet text:level="7" text:style-name="WW8Num19z0" style:num-suffix="." text:bullet-char="">
        <style:list-level-properties text:space-before="4.445cm" text:min-label-width="0.741cm"/>
        <style:text-properties style:font-name="Wingdings"/>
      </text:list-level-style-bullet>
      <text:list-level-style-bullet text:level="8" text:style-name="WW8Num19z0" style:num-suffix="." text:bullet-char="">
        <style:list-level-properties text:space-before="5.186cm" text:min-label-width="0.741cm"/>
        <style:text-properties style:font-name="Wingdings"/>
      </text:list-level-style-bullet>
      <text:list-level-style-bullet text:level="9" text:style-name="WW8Num19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741cm"/>
        <style:text-properties style:font-name="Wingdings"/>
      </text:list-level-style-bullet>
      <text:list-level-style-bullet text:level="2" text:style-name="WW8Num20z0" style:num-suffix="." text:bullet-char="">
        <style:list-level-properties text:space-before="0.741cm" text:min-label-width="0.741cm"/>
        <style:text-properties style:font-name="Wingdings"/>
      </text:list-level-style-bullet>
      <text:list-level-style-bullet text:level="3" text:style-name="WW8Num20z0" style:num-suffix="." text:bullet-char="">
        <style:list-level-properties text:space-before="1.482cm" text:min-label-width="0.741cm"/>
        <style:text-properties style:font-name="Wingdings"/>
      </text:list-level-style-bullet>
      <text:list-level-style-bullet text:level="4" text:style-name="WW8Num20z0" style:num-suffix="." text:bullet-char="">
        <style:list-level-properties text:space-before="2.222cm" text:min-label-width="0.741cm"/>
        <style:text-properties style:font-name="Wingdings"/>
      </text:list-level-style-bullet>
      <text:list-level-style-bullet text:level="5" text:style-name="WW8Num20z0" style:num-suffix="." text:bullet-char="">
        <style:list-level-properties text:space-before="2.963cm" text:min-label-width="0.741cm"/>
        <style:text-properties style:font-name="Wingdings"/>
      </text:list-level-style-bullet>
      <text:list-level-style-bullet text:level="6" text:style-name="WW8Num20z0" style:num-suffix="." text:bullet-char="">
        <style:list-level-properties text:space-before="3.704cm" text:min-label-width="0.741cm"/>
        <style:text-properties style:font-name="Wingdings"/>
      </text:list-level-style-bullet>
      <text:list-level-style-bullet text:level="7" text:style-name="WW8Num20z0" style:num-suffix="." text:bullet-char="">
        <style:list-level-properties text:space-before="4.445cm" text:min-label-width="0.741cm"/>
        <style:text-properties style:font-name="Wingdings"/>
      </text:list-level-style-bullet>
      <text:list-level-style-bullet text:level="8" text:style-name="WW8Num20z0" style:num-suffix="." text:bullet-char="">
        <style:list-level-properties text:space-before="5.186cm" text:min-label-width="0.741cm"/>
        <style:text-properties style:font-name="Wingdings"/>
      </text:list-level-style-bullet>
      <text:list-level-style-bullet text:level="9" text:style-name="WW8Num20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min-label-width="0.741cm"/>
        <style:text-properties style:font-name="Wingdings"/>
      </text:list-level-style-bullet>
      <text:list-level-style-bullet text:level="2" text:style-name="WW8Num21z0" style:num-suffix="." text:bullet-char="">
        <style:list-level-properties text:space-before="0.741cm" text:min-label-width="0.741cm"/>
        <style:text-properties style:font-name="Wingdings"/>
      </text:list-level-style-bullet>
      <text:list-level-style-bullet text:level="3" text:style-name="WW8Num21z0" style:num-suffix="." text:bullet-char="">
        <style:list-level-properties text:space-before="1.482cm" text:min-label-width="0.741cm"/>
        <style:text-properties style:font-name="Wingdings"/>
      </text:list-level-style-bullet>
      <text:list-level-style-bullet text:level="4" text:style-name="WW8Num21z0" style:num-suffix="." text:bullet-char="">
        <style:list-level-properties text:space-before="2.222cm" text:min-label-width="0.741cm"/>
        <style:text-properties style:font-name="Wingdings"/>
      </text:list-level-style-bullet>
      <text:list-level-style-bullet text:level="5" text:style-name="WW8Num21z0" style:num-suffix="." text:bullet-char="">
        <style:list-level-properties text:space-before="2.963cm" text:min-label-width="0.741cm"/>
        <style:text-properties style:font-name="Wingdings"/>
      </text:list-level-style-bullet>
      <text:list-level-style-bullet text:level="6" text:style-name="WW8Num21z0" style:num-suffix="." text:bullet-char="">
        <style:list-level-properties text:space-before="3.704cm" text:min-label-width="0.741cm"/>
        <style:text-properties style:font-name="Wingdings"/>
      </text:list-level-style-bullet>
      <text:list-level-style-bullet text:level="7" text:style-name="WW8Num21z0" style:num-suffix="." text:bullet-char="">
        <style:list-level-properties text:space-before="4.445cm" text:min-label-width="0.741cm"/>
        <style:text-properties style:font-name="Wingdings"/>
      </text:list-level-style-bullet>
      <text:list-level-style-bullet text:level="8" text:style-name="WW8Num21z0" style:num-suffix="." text:bullet-char="">
        <style:list-level-properties text:space-before="5.186cm" text:min-label-width="0.741cm"/>
        <style:text-properties style:font-name="Wingdings"/>
      </text:list-level-style-bullet>
      <text:list-level-style-bullet text:level="9" text:style-name="WW8Num21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741cm"/>
        <style:text-properties style:font-name="Wingdings"/>
      </text:list-level-style-bullet>
      <text:list-level-style-bullet text:level="2" text:style-name="WW8Num22z0" style:num-suffix="." text:bullet-char="">
        <style:list-level-properties text:space-before="0.741cm" text:min-label-width="0.741cm"/>
        <style:text-properties style:font-name="Wingdings"/>
      </text:list-level-style-bullet>
      <text:list-level-style-bullet text:level="3" text:style-name="WW8Num22z0" style:num-suffix="." text:bullet-char="">
        <style:list-level-properties text:space-before="1.482cm" text:min-label-width="0.741cm"/>
        <style:text-properties style:font-name="Wingdings"/>
      </text:list-level-style-bullet>
      <text:list-level-style-bullet text:level="4" text:style-name="WW8Num22z0" style:num-suffix="." text:bullet-char="">
        <style:list-level-properties text:space-before="2.222cm" text:min-label-width="0.741cm"/>
        <style:text-properties style:font-name="Wingdings"/>
      </text:list-level-style-bullet>
      <text:list-level-style-bullet text:level="5" text:style-name="WW8Num22z0" style:num-suffix="." text:bullet-char="">
        <style:list-level-properties text:space-before="2.963cm" text:min-label-width="0.741cm"/>
        <style:text-properties style:font-name="Wingdings"/>
      </text:list-level-style-bullet>
      <text:list-level-style-bullet text:level="6" text:style-name="WW8Num22z0" style:num-suffix="." text:bullet-char="">
        <style:list-level-properties text:space-before="3.704cm" text:min-label-width="0.741cm"/>
        <style:text-properties style:font-name="Wingdings"/>
      </text:list-level-style-bullet>
      <text:list-level-style-bullet text:level="7" text:style-name="WW8Num22z0" style:num-suffix="." text:bullet-char="">
        <style:list-level-properties text:space-before="4.445cm" text:min-label-width="0.741cm"/>
        <style:text-properties style:font-name="Wingdings"/>
      </text:list-level-style-bullet>
      <text:list-level-style-bullet text:level="8" text:style-name="WW8Num22z0" style:num-suffix="." text:bullet-char="">
        <style:list-level-properties text:space-before="5.186cm" text:min-label-width="0.741cm"/>
        <style:text-properties style:font-name="Wingdings"/>
      </text:list-level-style-bullet>
      <text:list-level-style-bullet text:level="9" text:style-name="WW8Num22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741cm"/>
      </text:list-level-style-number>
      <text:list-level-style-bullet text:level="2" text:style-name="WW8Num23z1" style:num-suffix="." text:bullet-char="">
        <style:list-level-properties text:space-before="0.741cm" text:min-label-width="0.741cm"/>
        <style:text-properties style:font-name="Wingdings"/>
      </text:list-level-style-bullet>
      <text:list-level-style-bullet text:level="3" text:style-name="WW8Num23z1" style:num-suffix="." text:bullet-char="">
        <style:list-level-properties text:space-before="1.482cm" text:min-label-width="0.741cm"/>
        <style:text-properties style:font-name="Wingdings"/>
      </text:list-level-style-bullet>
      <text:list-level-style-bullet text:level="4" text:style-name="WW8Num23z1" style:num-suffix="." text:bullet-char="">
        <style:list-level-properties text:space-before="2.222cm" text:min-label-width="0.741cm"/>
        <style:text-properties style:font-name="Wingdings"/>
      </text:list-level-style-bullet>
      <text:list-level-style-bullet text:level="5" text:style-name="WW8Num23z1" style:num-suffix="." text:bullet-char="">
        <style:list-level-properties text:space-before="2.963cm" text:min-label-width="0.741cm"/>
        <style:text-properties style:font-name="Wingdings"/>
      </text:list-level-style-bullet>
      <text:list-level-style-bullet text:level="6" text:style-name="WW8Num23z1" style:num-suffix="." text:bullet-char="">
        <style:list-level-properties text:space-before="3.704cm" text:min-label-width="0.741cm"/>
        <style:text-properties style:font-name="Wingdings"/>
      </text:list-level-style-bullet>
      <text:list-level-style-bullet text:level="7" text:style-name="WW8Num23z1" style:num-suffix="." text:bullet-char="">
        <style:list-level-properties text:space-before="4.445cm" text:min-label-width="0.741cm"/>
        <style:text-properties style:font-name="Wingdings"/>
      </text:list-level-style-bullet>
      <text:list-level-style-bullet text:level="8" text:style-name="WW8Num23z1" style:num-suffix="." text:bullet-char="">
        <style:list-level-properties text:space-before="5.186cm" text:min-label-width="0.741cm"/>
        <style:text-properties style:font-name="Wingdings"/>
      </text:list-level-style-bullet>
      <text:list-level-style-bullet text:level="9" text:style-name="WW8Num23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741cm"/>
        <style:text-properties style:font-name="Wingdings"/>
      </text:list-level-style-bullet>
      <text:list-level-style-bullet text:level="2" text:style-name="WW8Num24z0" style:num-suffix="." text:bullet-char="">
        <style:list-level-properties text:space-before="0.741cm" text:min-label-width="0.741cm"/>
        <style:text-properties style:font-name="Wingdings"/>
      </text:list-level-style-bullet>
      <text:list-level-style-bullet text:level="3" text:style-name="WW8Num24z0" style:num-suffix="." text:bullet-char="">
        <style:list-level-properties text:space-before="1.482cm" text:min-label-width="0.741cm"/>
        <style:text-properties style:font-name="Wingdings"/>
      </text:list-level-style-bullet>
      <text:list-level-style-bullet text:level="4" text:style-name="WW8Num24z0" style:num-suffix="." text:bullet-char="">
        <style:list-level-properties text:space-before="2.222cm" text:min-label-width="0.741cm"/>
        <style:text-properties style:font-name="Wingdings"/>
      </text:list-level-style-bullet>
      <text:list-level-style-bullet text:level="5" text:style-name="WW8Num24z0" style:num-suffix="." text:bullet-char="">
        <style:list-level-properties text:space-before="2.963cm" text:min-label-width="0.741cm"/>
        <style:text-properties style:font-name="Wingdings"/>
      </text:list-level-style-bullet>
      <text:list-level-style-bullet text:level="6" text:style-name="WW8Num24z0" style:num-suffix="." text:bullet-char="">
        <style:list-level-properties text:space-before="3.704cm" text:min-label-width="0.741cm"/>
        <style:text-properties style:font-name="Wingdings"/>
      </text:list-level-style-bullet>
      <text:list-level-style-bullet text:level="7" text:style-name="WW8Num24z0" style:num-suffix="." text:bullet-char="">
        <style:list-level-properties text:space-before="4.445cm" text:min-label-width="0.741cm"/>
        <style:text-properties style:font-name="Wingdings"/>
      </text:list-level-style-bullet>
      <text:list-level-style-bullet text:level="8" text:style-name="WW8Num24z0" style:num-suffix="." text:bullet-char="">
        <style:list-level-properties text:space-before="5.186cm" text:min-label-width="0.741cm"/>
        <style:text-properties style:font-name="Wingdings"/>
      </text:list-level-style-bullet>
      <text:list-level-style-bullet text:level="9" text:style-name="WW8Num24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741cm"/>
        <style:text-properties style:font-name="Wingdings"/>
      </text:list-level-style-bullet>
      <text:list-level-style-bullet text:level="2" text:style-name="WW8Num25z0" style:num-suffix="." text:bullet-char="">
        <style:list-level-properties text:space-before="0.741cm" text:min-label-width="0.741cm"/>
        <style:text-properties style:font-name="Wingdings"/>
      </text:list-level-style-bullet>
      <text:list-level-style-bullet text:level="3" text:style-name="WW8Num25z0" style:num-suffix="." text:bullet-char="">
        <style:list-level-properties text:space-before="1.482cm" text:min-label-width="0.741cm"/>
        <style:text-properties style:font-name="Wingdings"/>
      </text:list-level-style-bullet>
      <text:list-level-style-bullet text:level="4" text:style-name="WW8Num25z0" style:num-suffix="." text:bullet-char="">
        <style:list-level-properties text:space-before="2.222cm" text:min-label-width="0.741cm"/>
        <style:text-properties style:font-name="Wingdings"/>
      </text:list-level-style-bullet>
      <text:list-level-style-bullet text:level="5" text:style-name="WW8Num25z0" style:num-suffix="." text:bullet-char="">
        <style:list-level-properties text:space-before="2.963cm" text:min-label-width="0.741cm"/>
        <style:text-properties style:font-name="Wingdings"/>
      </text:list-level-style-bullet>
      <text:list-level-style-bullet text:level="6" text:style-name="WW8Num25z0" style:num-suffix="." text:bullet-char="">
        <style:list-level-properties text:space-before="3.704cm" text:min-label-width="0.741cm"/>
        <style:text-properties style:font-name="Wingdings"/>
      </text:list-level-style-bullet>
      <text:list-level-style-bullet text:level="7" text:style-name="WW8Num25z0" style:num-suffix="." text:bullet-char="">
        <style:list-level-properties text:space-before="4.445cm" text:min-label-width="0.741cm"/>
        <style:text-properties style:font-name="Wingdings"/>
      </text:list-level-style-bullet>
      <text:list-level-style-bullet text:level="8" text:style-name="WW8Num25z0" style:num-suffix="." text:bullet-char="">
        <style:list-level-properties text:space-before="5.186cm" text:min-label-width="0.741cm"/>
        <style:text-properties style:font-name="Wingdings"/>
      </text:list-level-style-bullet>
      <text:list-level-style-bullet text:level="9" text:style-name="WW8Num25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741cm"/>
        <style:text-properties style:font-name="Wingdings"/>
      </text:list-level-style-bullet>
      <text:list-level-style-bullet text:level="2" text:style-name="WW8Num26z0" style:num-suffix="." text:bullet-char="">
        <style:list-level-properties text:space-before="0.741cm" text:min-label-width="0.741cm"/>
        <style:text-properties style:font-name="Wingdings"/>
      </text:list-level-style-bullet>
      <text:list-level-style-bullet text:level="3" text:style-name="WW8Num26z0" style:num-suffix="." text:bullet-char="">
        <style:list-level-properties text:space-before="1.482cm" text:min-label-width="0.741cm"/>
        <style:text-properties style:font-name="Wingdings"/>
      </text:list-level-style-bullet>
      <text:list-level-style-bullet text:level="4" text:style-name="WW8Num26z0" style:num-suffix="." text:bullet-char="">
        <style:list-level-properties text:space-before="2.222cm" text:min-label-width="0.741cm"/>
        <style:text-properties style:font-name="Wingdings"/>
      </text:list-level-style-bullet>
      <text:list-level-style-bullet text:level="5" text:style-name="WW8Num26z0" style:num-suffix="." text:bullet-char="">
        <style:list-level-properties text:space-before="2.963cm" text:min-label-width="0.741cm"/>
        <style:text-properties style:font-name="Wingdings"/>
      </text:list-level-style-bullet>
      <text:list-level-style-bullet text:level="6" text:style-name="WW8Num26z0" style:num-suffix="." text:bullet-char="">
        <style:list-level-properties text:space-before="3.704cm" text:min-label-width="0.741cm"/>
        <style:text-properties style:font-name="Wingdings"/>
      </text:list-level-style-bullet>
      <text:list-level-style-bullet text:level="7" text:style-name="WW8Num26z0" style:num-suffix="." text:bullet-char="">
        <style:list-level-properties text:space-before="4.445cm" text:min-label-width="0.741cm"/>
        <style:text-properties style:font-name="Wingdings"/>
      </text:list-level-style-bullet>
      <text:list-level-style-bullet text:level="8" text:style-name="WW8Num26z0" style:num-suffix="." text:bullet-char="">
        <style:list-level-properties text:space-before="5.186cm" text:min-label-width="0.741cm"/>
        <style:text-properties style:font-name="Wingdings"/>
      </text:list-level-style-bullet>
      <text:list-level-style-bullet text:level="9" text:style-name="WW8Num2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min-label-width="0.741cm"/>
        <style:text-properties style:font-name="Wingdings"/>
      </text:list-level-style-bullet>
      <text:list-level-style-bullet text:level="2" text:style-name="WW8Num27z0" style:num-suffix="." text:bullet-char="">
        <style:list-level-properties text:space-before="0.741cm" text:min-label-width="0.741cm"/>
        <style:text-properties style:font-name="Wingdings"/>
      </text:list-level-style-bullet>
      <text:list-level-style-bullet text:level="3" text:style-name="WW8Num27z0" style:num-suffix="." text:bullet-char="">
        <style:list-level-properties text:space-before="1.482cm" text:min-label-width="0.741cm"/>
        <style:text-properties style:font-name="Wingdings"/>
      </text:list-level-style-bullet>
      <text:list-level-style-bullet text:level="4" text:style-name="WW8Num27z0" style:num-suffix="." text:bullet-char="">
        <style:list-level-properties text:space-before="2.222cm" text:min-label-width="0.741cm"/>
        <style:text-properties style:font-name="Wingdings"/>
      </text:list-level-style-bullet>
      <text:list-level-style-bullet text:level="5" text:style-name="WW8Num27z0" style:num-suffix="." text:bullet-char="">
        <style:list-level-properties text:space-before="2.963cm" text:min-label-width="0.741cm"/>
        <style:text-properties style:font-name="Wingdings"/>
      </text:list-level-style-bullet>
      <text:list-level-style-bullet text:level="6" text:style-name="WW8Num27z0" style:num-suffix="." text:bullet-char="">
        <style:list-level-properties text:space-before="3.704cm" text:min-label-width="0.741cm"/>
        <style:text-properties style:font-name="Wingdings"/>
      </text:list-level-style-bullet>
      <text:list-level-style-bullet text:level="7" text:style-name="WW8Num27z0" style:num-suffix="." text:bullet-char="">
        <style:list-level-properties text:space-before="4.445cm" text:min-label-width="0.741cm"/>
        <style:text-properties style:font-name="Wingdings"/>
      </text:list-level-style-bullet>
      <text:list-level-style-bullet text:level="8" text:style-name="WW8Num27z0" style:num-suffix="." text:bullet-char="">
        <style:list-level-properties text:space-before="5.186cm" text:min-label-width="0.741cm"/>
        <style:text-properties style:font-name="Wingdings"/>
      </text:list-level-style-bullet>
      <text:list-level-style-bullet text:level="9" text:style-name="WW8Num27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741cm"/>
        <style:text-properties style:font-name="Wingdings"/>
      </text:list-level-style-bullet>
      <text:list-level-style-bullet text:level="2" text:style-name="WW8Num28z0" style:num-suffix="." text:bullet-char="">
        <style:list-level-properties text:space-before="0.741cm" text:min-label-width="0.741cm"/>
        <style:text-properties style:font-name="Wingdings"/>
      </text:list-level-style-bullet>
      <text:list-level-style-bullet text:level="3" text:style-name="WW8Num28z0" style:num-suffix="." text:bullet-char="">
        <style:list-level-properties text:space-before="1.482cm" text:min-label-width="0.741cm"/>
        <style:text-properties style:font-name="Wingdings"/>
      </text:list-level-style-bullet>
      <text:list-level-style-bullet text:level="4" text:style-name="WW8Num28z0" style:num-suffix="." text:bullet-char="">
        <style:list-level-properties text:space-before="2.222cm" text:min-label-width="0.741cm"/>
        <style:text-properties style:font-name="Wingdings"/>
      </text:list-level-style-bullet>
      <text:list-level-style-bullet text:level="5" text:style-name="WW8Num28z0" style:num-suffix="." text:bullet-char="">
        <style:list-level-properties text:space-before="2.963cm" text:min-label-width="0.741cm"/>
        <style:text-properties style:font-name="Wingdings"/>
      </text:list-level-style-bullet>
      <text:list-level-style-bullet text:level="6" text:style-name="WW8Num28z0" style:num-suffix="." text:bullet-char="">
        <style:list-level-properties text:space-before="3.704cm" text:min-label-width="0.741cm"/>
        <style:text-properties style:font-name="Wingdings"/>
      </text:list-level-style-bullet>
      <text:list-level-style-bullet text:level="7" text:style-name="WW8Num28z0" style:num-suffix="." text:bullet-char="">
        <style:list-level-properties text:space-before="4.445cm" text:min-label-width="0.741cm"/>
        <style:text-properties style:font-name="Wingdings"/>
      </text:list-level-style-bullet>
      <text:list-level-style-bullet text:level="8" text:style-name="WW8Num28z0" style:num-suffix="." text:bullet-char="">
        <style:list-level-properties text:space-before="5.186cm" text:min-label-width="0.741cm"/>
        <style:text-properties style:font-name="Wingdings"/>
      </text:list-level-style-bullet>
      <text:list-level-style-bullet text:level="9" text:style-name="WW8Num28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41cm"/>
      </text:list-level-style-number>
      <text:list-level-style-bullet text:level="2" text:style-name="WW8Num29z1" style:num-suffix="." text:bullet-char="">
        <style:list-level-properties text:space-before="0.741cm" text:min-label-width="0.741cm"/>
        <style:text-properties style:font-name="Wingdings"/>
      </text:list-level-style-bullet>
      <text:list-level-style-bullet text:level="3" text:style-name="WW8Num29z1" style:num-suffix="." text:bullet-char="">
        <style:list-level-properties text:space-before="1.482cm" text:min-label-width="0.741cm"/>
        <style:text-properties style:font-name="Wingdings"/>
      </text:list-level-style-bullet>
      <text:list-level-style-bullet text:level="4" text:style-name="WW8Num29z1" style:num-suffix="." text:bullet-char="">
        <style:list-level-properties text:space-before="2.222cm" text:min-label-width="0.741cm"/>
        <style:text-properties style:font-name="Wingdings"/>
      </text:list-level-style-bullet>
      <text:list-level-style-bullet text:level="5" text:style-name="WW8Num29z1" style:num-suffix="." text:bullet-char="">
        <style:list-level-properties text:space-before="2.963cm" text:min-label-width="0.741cm"/>
        <style:text-properties style:font-name="Wingdings"/>
      </text:list-level-style-bullet>
      <text:list-level-style-bullet text:level="6" text:style-name="WW8Num29z1" style:num-suffix="." text:bullet-char="">
        <style:list-level-properties text:space-before="3.704cm" text:min-label-width="0.741cm"/>
        <style:text-properties style:font-name="Wingdings"/>
      </text:list-level-style-bullet>
      <text:list-level-style-bullet text:level="7" text:style-name="WW8Num29z1" style:num-suffix="." text:bullet-char="">
        <style:list-level-properties text:space-before="4.445cm" text:min-label-width="0.741cm"/>
        <style:text-properties style:font-name="Wingdings"/>
      </text:list-level-style-bullet>
      <text:list-level-style-bullet text:level="8" text:style-name="WW8Num29z1" style:num-suffix="." text:bullet-char="">
        <style:list-level-properties text:space-before="5.186cm" text:min-label-width="0.741cm"/>
        <style:text-properties style:font-name="Wingdings"/>
      </text:list-level-style-bullet>
      <text:list-level-style-bullet text:level="9" text:style-name="WW8Num29z1"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741cm"/>
        <style:text-properties style:font-name="Wingdings"/>
      </text:list-level-style-bullet>
      <text:list-level-style-bullet text:level="2" text:style-name="WW8Num30z0" style:num-suffix="." text:bullet-char="">
        <style:list-level-properties text:space-before="0.741cm" text:min-label-width="0.741cm"/>
        <style:text-properties style:font-name="Wingdings"/>
      </text:list-level-style-bullet>
      <text:list-level-style-bullet text:level="3" text:style-name="WW8Num30z0" style:num-suffix="." text:bullet-char="">
        <style:list-level-properties text:space-before="1.482cm" text:min-label-width="0.741cm"/>
        <style:text-properties style:font-name="Wingdings"/>
      </text:list-level-style-bullet>
      <text:list-level-style-bullet text:level="4" text:style-name="WW8Num30z0" style:num-suffix="." text:bullet-char="">
        <style:list-level-properties text:space-before="2.222cm" text:min-label-width="0.741cm"/>
        <style:text-properties style:font-name="Wingdings"/>
      </text:list-level-style-bullet>
      <text:list-level-style-bullet text:level="5" text:style-name="WW8Num30z0" style:num-suffix="." text:bullet-char="">
        <style:list-level-properties text:space-before="2.963cm" text:min-label-width="0.741cm"/>
        <style:text-properties style:font-name="Wingdings"/>
      </text:list-level-style-bullet>
      <text:list-level-style-bullet text:level="6" text:style-name="WW8Num30z0" style:num-suffix="." text:bullet-char="">
        <style:list-level-properties text:space-before="3.704cm" text:min-label-width="0.741cm"/>
        <style:text-properties style:font-name="Wingdings"/>
      </text:list-level-style-bullet>
      <text:list-level-style-bullet text:level="7" text:style-name="WW8Num30z0" style:num-suffix="." text:bullet-char="">
        <style:list-level-properties text:space-before="4.445cm" text:min-label-width="0.741cm"/>
        <style:text-properties style:font-name="Wingdings"/>
      </text:list-level-style-bullet>
      <text:list-level-style-bullet text:level="8" text:style-name="WW8Num30z0" style:num-suffix="." text:bullet-char="">
        <style:list-level-properties text:space-before="5.186cm" text:min-label-width="0.741cm"/>
        <style:text-properties style:font-name="Wingdings"/>
      </text:list-level-style-bullet>
      <text:list-level-style-bullet text:level="9" text:style-name="WW8Num30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1">
        <style:list-level-properties text:space-before="1.482cm" text:min-label-width="0.741cm"/>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min-label-width="0.741cm"/>
      </text:list-level-style-number>
      <text:list-level-style-number text:level="2" style:num-suffix=")" style:num-format="a" style:num-letter-sync="true">
        <style:list-level-properties text:space-before="0.741cm" text:min-label-width="0.741cm"/>
      </text:list-level-style-number>
      <text:list-level-style-number text:level="3" style:num-suffix="." style:num-format="i">
        <style:list-level-properties text:min-label-width="2.223cm" text:min-label-distance="0.741cm" fo:text-align="end"/>
      </text:list-level-style-number>
      <text:list-level-style-number text:level="4" style:num-suffix="." style:num-format="1">
        <style:list-level-properties text:space-before="2.222cm" text:min-label-width="0.741cm"/>
      </text:list-level-style-number>
      <text:list-level-style-number text:level="5" style:num-suffix=")" style:num-format="a" style:num-letter-sync="true">
        <style:list-level-properties text:space-before="2.963cm" text:min-label-width="0.741cm"/>
      </text:list-level-style-number>
      <text:list-level-style-number text:level="6" style:num-suffix="." style:num-format="i">
        <style:list-level-properties text:min-label-width="4.445cm" text:min-label-distance="0.741cm" fo:text-align="end"/>
      </text:list-level-style-number>
      <text:list-level-style-number text:level="7" style:num-suffix="." style:num-format="1">
        <style:list-level-properties text:space-before="4.445cm" text:min-label-width="0.741cm"/>
      </text:list-level-style-number>
      <text:list-level-style-number text:level="8" style:num-suffix=")" style:num-format="a" style:num-letter-sync="true">
        <style:list-level-properties text:space-before="5.186cm" text:min-label-width="0.741cm"/>
      </text:list-level-style-number>
      <text:list-level-style-number text:level="9" style:num-suffix="." style:num-format="i">
        <style:list-level-properties text:min-label-width="6.668cm" text:min-label-distance="0.741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min-label-width="0.741cm"/>
        <style:text-properties style:font-name="Wingdings"/>
      </text:list-level-style-bullet>
      <text:list-level-style-bullet text:level="2" text:style-name="WW8Num36z0" style:num-suffix="." text:bullet-char="">
        <style:list-level-properties text:space-before="0.741cm" text:min-label-width="0.741cm"/>
        <style:text-properties style:font-name="Wingdings"/>
      </text:list-level-style-bullet>
      <text:list-level-style-bullet text:level="3" text:style-name="WW8Num36z0" style:num-suffix="." text:bullet-char="">
        <style:list-level-properties text:space-before="1.482cm" text:min-label-width="0.741cm"/>
        <style:text-properties style:font-name="Wingdings"/>
      </text:list-level-style-bullet>
      <text:list-level-style-bullet text:level="4" text:style-name="WW8Num36z0" style:num-suffix="." text:bullet-char="">
        <style:list-level-properties text:space-before="2.222cm" text:min-label-width="0.741cm"/>
        <style:text-properties style:font-name="Wingdings"/>
      </text:list-level-style-bullet>
      <text:list-level-style-bullet text:level="5" text:style-name="WW8Num36z0" style:num-suffix="." text:bullet-char="">
        <style:list-level-properties text:space-before="2.963cm" text:min-label-width="0.741cm"/>
        <style:text-properties style:font-name="Wingdings"/>
      </text:list-level-style-bullet>
      <text:list-level-style-bullet text:level="6" text:style-name="WW8Num36z0" style:num-suffix="." text:bullet-char="">
        <style:list-level-properties text:space-before="3.704cm" text:min-label-width="0.741cm"/>
        <style:text-properties style:font-name="Wingdings"/>
      </text:list-level-style-bullet>
      <text:list-level-style-bullet text:level="7" text:style-name="WW8Num36z0" style:num-suffix="." text:bullet-char="">
        <style:list-level-properties text:space-before="4.445cm" text:min-label-width="0.741cm"/>
        <style:text-properties style:font-name="Wingdings"/>
      </text:list-level-style-bullet>
      <text:list-level-style-bullet text:level="8" text:style-name="WW8Num36z0" style:num-suffix="." text:bullet-char="">
        <style:list-level-properties text:space-before="5.186cm" text:min-label-width="0.741cm"/>
        <style:text-properties style:font-name="Wingdings"/>
      </text:list-level-style-bullet>
      <text:list-level-style-bullet text:level="9" text:style-name="WW8Num36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741cm"/>
        <style:text-properties style:font-name="Wingdings"/>
      </text:list-level-style-bullet>
      <text:list-level-style-bullet text:level="2" text:style-name="WW8Num37z0" style:num-suffix="." text:bullet-char="">
        <style:list-level-properties text:space-before="0.741cm" text:min-label-width="0.741cm"/>
        <style:text-properties style:font-name="Wingdings"/>
      </text:list-level-style-bullet>
      <text:list-level-style-bullet text:level="3" text:style-name="WW8Num37z0" style:num-suffix="." text:bullet-char="">
        <style:list-level-properties text:space-before="1.482cm" text:min-label-width="0.741cm"/>
        <style:text-properties style:font-name="Wingdings"/>
      </text:list-level-style-bullet>
      <text:list-level-style-bullet text:level="4" text:style-name="WW8Num37z0" style:num-suffix="." text:bullet-char="">
        <style:list-level-properties text:space-before="2.222cm" text:min-label-width="0.741cm"/>
        <style:text-properties style:font-name="Wingdings"/>
      </text:list-level-style-bullet>
      <text:list-level-style-bullet text:level="5" text:style-name="WW8Num37z0" style:num-suffix="." text:bullet-char="">
        <style:list-level-properties text:space-before="2.963cm" text:min-label-width="0.741cm"/>
        <style:text-properties style:font-name="Wingdings"/>
      </text:list-level-style-bullet>
      <text:list-level-style-bullet text:level="6" text:style-name="WW8Num37z0" style:num-suffix="." text:bullet-char="">
        <style:list-level-properties text:space-before="3.704cm" text:min-label-width="0.741cm"/>
        <style:text-properties style:font-name="Wingdings"/>
      </text:list-level-style-bullet>
      <text:list-level-style-bullet text:level="7" text:style-name="WW8Num37z0" style:num-suffix="." text:bullet-char="">
        <style:list-level-properties text:space-before="4.445cm" text:min-label-width="0.741cm"/>
        <style:text-properties style:font-name="Wingdings"/>
      </text:list-level-style-bullet>
      <text:list-level-style-bullet text:level="8" text:style-name="WW8Num37z0" style:num-suffix="." text:bullet-char="">
        <style:list-level-properties text:space-before="5.186cm" text:min-label-width="0.741cm"/>
        <style:text-properties style:font-name="Wingdings"/>
      </text:list-level-style-bullet>
      <text:list-level-style-bullet text:level="9" text:style-name="WW8Num37z0" style:num-suffix="." text:bullet-char="">
        <style:list-level-properties text:space-before="5.927cm" text:min-label-width="0.741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54cm" fo:margin-bottom="1.75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9cm" fo:margin-left="0cm" fo:margin-right="0cm" fo:margin-top="0.69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fo:min-width="0.041cm" draw:z-index="11"><draw:text-box fo:min-height="0.37cm"><text:p text:style-name="Footer"><text:span text:style-name="Page_20_Number"><text:page-number text:select-page="current">12</text:page-number></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设计模式手记</dc:title>
    <meta:initial-creator>李现民</meta:initial-creator>
    <meta:creation-date>2007-04-06T10:11:00</meta:creation-date>
    <dc:date>2011-04-13T11:08:44.23</dc:date>
    <meta:print-date>2007-11-07T09:46:00</meta:print-date>
    <meta:editing-cycles>1080</meta:editing-cycles>
    <meta:editing-duration>PT75H10M24S</meta:editing-duration>
    <dc:creator>xianmin li</dc:creator>
    <meta:document-statistic meta:table-count="0" meta:image-count="0" meta:object-count="0" meta:page-count="12" meta:paragraph-count="258" meta:word-count="3926" meta:character-count="10163"/>
    <meta:user-defined meta:name="Info 1"/>
    <meta:user-defined meta:name="Info 2"/>
    <meta:user-defined meta:name="Info 3"/>
    <meta:user-defined meta:name="Info 4"/>
  </office:meta>
</office:document-meta>
</file>